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93.66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150.75pt"/>
    </style:style>
    <style:style style:name="co15" style:family="table-column">
      <style:table-column-properties fo:break-before="auto" style:column-width="148.4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er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18:52:00 CEST 2017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076711.3910891" calcext:value-type="float">
            <text:p>51076711.391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8:53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620498944" calcext:value-type="float">
            <text:p>620498944</text:p>
          </table:table-cell>
          <table:table-cell office:value-type="float" office:value="1" calcext:value-type="float">
            <text:p>1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30368" calcext:value-type="float">
            <text:p>550330368</text:p>
          </table:table-cell>
          <table:table-cell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8237447738647" calcext:value-type="float">
            <text:p>0.9182374477386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75831.5326087" calcext:value-type="float">
            <text:p>42475831.5326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8:54:00 CEST 2017</text:p>
          </table:table-cell>
          <table:table-cell office:value-type="float" office:value="13" calcext:value-type="float">
            <text:p>13</text:p>
          </table:table-cell>
          <table:table-cell office:value-type="float" office:value="605642752" calcext:value-type="float">
            <text:p>605642752</text:p>
          </table:table-cell>
          <table:table-cell office:value-type="float" office:value="0" calcext:value-type="float">
            <text:p>0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514688" calcext:value-type="float">
            <text:p>550514688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916524469852448" calcext:value-type="float">
            <text:p>0.91652446985244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324180.1956522" calcext:value-type="float">
            <text:p>55324180.1956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8:55:00 CEST 2017</text:p>
          </table:table-cell>
          <table:table-cell office:value-type="float" office:value="23" calcext:value-type="float">
            <text:p>23</text:p>
          </table:table-cell>
          <table:table-cell office:value-type="float" office:value="593141760" calcext:value-type="float">
            <text:p>593141760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09888" calcext:value-type="float">
            <text:p>550309888</text:p>
          </table:table-cell>
          <table:table-cell office:value-type="float" office:value="0" calcext:value-type="float">
            <text:p>0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5092408657074" calcext:value-type="float">
            <text:p>0.91509240865707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559616.5326087" calcext:value-type="float">
            <text:p>61559616.5326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8:56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73444096" calcext:value-type="float">
            <text:p>57344409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195200" calcext:value-type="float">
            <text:p>550195200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2702322006226" calcext:value-type="float">
            <text:p>0.91270232200622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392600.2698413" calcext:value-type="float">
            <text:p>60392600.2698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8:57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42261248" calcext:value-type="float">
            <text:p>542261248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68864" calcext:value-type="float">
            <text:p>556068864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9093916416168" calcext:value-type="float">
            <text:p>0.90909391641616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116157.4637681" calcext:value-type="float">
            <text:p>57116157.4637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8:58:00 CEST 2017</text:p>
          </table:table-cell>
          <table:table-cell office:value-type="float" office:value="20" calcext:value-type="float">
            <text:p>20</text:p>
          </table:table-cell>
          <table:table-cell office:value-type="float" office:value="517382144" calcext:value-type="float">
            <text:p>51738214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101632" calcext:value-type="float">
            <text:p>556101632</text:p>
          </table:table-cell>
          <table:table-cell office:value-type="float" office:value="0" calcext:value-type="float">
            <text:p>0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6216025352478" calcext:value-type="float">
            <text:p>0.90621602535247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54646.8227848" calcext:value-type="float">
            <text:p>37754646.8227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8:59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01805056" calcext:value-type="float">
            <text:p>50180505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93440" calcext:value-type="float">
            <text:p>556093440</text:p>
          </table:table-cell>
          <table:table-cell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451192855835" calcext:value-type="float">
            <text:p>0.90451192855835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29754.0571429" calcext:value-type="float">
            <text:p>51129754.0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0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476106752" calcext:value-type="float">
            <text:p>476106752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40192" calcext:value-type="float">
            <text:p>55604019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900259137153626" calcext:value-type="float">
            <text:p>0.900259137153626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926398.5220588" calcext:value-type="float">
            <text:p>53926398.522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1:00 CEST 2017</text:p>
          </table:table-cell>
          <table:table-cell office:value-type="float" office:value="42" calcext:value-type="float">
            <text:p>42</text:p>
          </table:table-cell>
          <table:table-cell office:value-type="float" office:value="440090624" calcext:value-type="float">
            <text:p>44009062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276032" calcext:value-type="float">
            <text:p>559276032</text:p>
          </table:table-cell>
          <table:table-cell office:value-type="float" office:value="0" calcext:value-type="float">
            <text:p>0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897232055664063" calcext:value-type="float">
            <text:p>0.897232055664063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445981.0433333" calcext:value-type="float">
            <text:p>45445981.04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2:00 CEST 2017</text:p>
          </table:table-cell>
          <table:table-cell office:value-type="float" office:value="72" calcext:value-type="float">
            <text:p>72</text:p>
          </table:table-cell>
          <table:table-cell office:value-type="float" office:value="419446784" calcext:value-type="float">
            <text:p>41944678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201728" calcext:value-type="float">
            <text:p>560201728</text:p>
          </table:table-cell>
          <table:table-cell office:value-type="float" office:value="0" calcext:value-type="float">
            <text:p>0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894866406917572" calcext:value-type="float">
            <text:p>0.894866406917572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35565.9960317" calcext:value-type="float">
            <text:p>35235565.996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3:00 CEST 2017</text:p>
          </table:table-cell>
          <table:table-cell office:value-type="float" office:value="83" calcext:value-type="float">
            <text:p>83</text:p>
          </table:table-cell>
          <table:table-cell office:value-type="float" office:value="405225472" calcext:value-type="float">
            <text:p>405225472</text:p>
          </table:table-cell>
          <table:table-cell office:value-type="float" office:value="2" calcext:value-type="float">
            <text:p>2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808512" calcext:value-type="float">
            <text:p>559808512</text:p>
          </table:table-cell>
          <table:table-cell office:value-type="float" office:value="0" calcext:value-type="float">
            <text:p>0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893649578094482" calcext:value-type="float">
            <text:p>0.893649578094482</text:p>
          </table:table-cell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23230.814" calcext:value-type="float">
            <text:p>50523230.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4:00 CEST 2017</text:p>
          </table:table-cell>
          <table:table-cell office:value-type="float" office:value="92" calcext:value-type="float">
            <text:p>92</text:p>
          </table:table-cell>
          <table:table-cell office:value-type="float" office:value="416272384" calcext:value-type="float">
            <text:p>416272384</text:p>
          </table:table-cell>
          <table:table-cell office:value-type="float" office:value="3" calcext:value-type="float">
            <text:p>3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496640" calcext:value-type="float">
            <text:p>560496640</text:p>
          </table:table-cell>
          <table:table-cell office:value-type="float" office:value="0" calcext:value-type="float">
            <text:p>0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895292103290558" calcext:value-type="float">
            <text:p>0.895292103290558</text:p>
          </table:table-cell>
          <table:table-cell office:value-type="float" office:value="50" calcext:value-type="float">
            <text:p>50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920290.0314569" calcext:value-type="float">
            <text:p>68920290.0314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5:00 CEST 2017</text:p>
          </table:table-cell>
          <table:table-cell office:value-type="float" office:value="191" calcext:value-type="float">
            <text:p>191</text:p>
          </table:table-cell>
          <table:table-cell office:value-type="float" office:value="435474432" calcext:value-type="float">
            <text:p>435474432</text:p>
          </table:table-cell>
          <table:table-cell office:value-type="float" office:value="4" calcext:value-type="float">
            <text:p>4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5000576" calcext:value-type="float">
            <text:p>575000576</text:p>
          </table:table-cell>
          <table:table-cell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900850176811218" calcext:value-type="float">
            <text:p>0.900850176811218</text:p>
          </table:table-cell>
          <table:table-cell office:value-type="float" office:value="50" calcext:value-type="float">
            <text:p>50</text:p>
          </table:table-cell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14153.7727273" calcext:value-type="float">
            <text:p>50714153.7727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6:00 CEST 2017</text:p>
          </table:table-cell>
          <table:table-cell office:value-type="float" office:value="199" calcext:value-type="float">
            <text:p>199</text:p>
          </table:table-cell>
          <table:table-cell office:value-type="float" office:value="472002560" calcext:value-type="float">
            <text:p>472002560</text:p>
          </table:table-cell>
          <table:table-cell office:value-type="float" office:value="7" calcext:value-type="float">
            <text:p>7</text:p>
          </table:table-cell>
          <table:table-cell office:value-type="float" office:value="25108480" calcext:value-type="float">
            <text:p>2510848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94518016" calcext:value-type="float">
            <text:p>594518016</text:p>
          </table:table-cell>
          <table:table-cell office:value-type="float" office:value="0" calcext:value-type="float">
            <text:p>0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6000010967254" calcext:value-type="float">
            <text:p>0.976000010967254</text:p>
          </table:table-cell>
          <table:table-cell office:value-type="float" office:value="0.904350936412811" calcext:value-type="float">
            <text:p>0.904350936412811</text:p>
          </table:table-cell>
          <table:table-cell office:value-type="float" office:value="50" calcext:value-type="float">
            <text:p>50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840534.7088388" calcext:value-type="float">
            <text:p>63840534.708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7:00 CEST 2017</text:p>
          </table:table-cell>
          <table:table-cell office:value-type="float" office:value="193" calcext:value-type="float">
            <text:p>193</text:p>
          </table:table-cell>
          <table:table-cell office:value-type="float" office:value="508104704" calcext:value-type="float">
            <text:p>508104704</text:p>
          </table:table-cell>
          <table:table-cell office:value-type="float" office:value="9" calcext:value-type="float">
            <text:p>9</text:p>
          </table:table-cell>
          <table:table-cell office:value-type="float" office:value="25890816" calcext:value-type="float">
            <text:p>2589081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8555904" calcext:value-type="float">
            <text:p>578555904</text:p>
          </table:table-cell>
          <table:table-cell office:value-type="float" office:value="0" calcext:value-type="float">
            <text:p>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908653080463409" calcext:value-type="float">
            <text:p>0.908653080463409</text:p>
          </table:table-cell>
          <table:table-cell office:value-type="float" office:value="100" calcext:value-type="float">
            <text:p>100</text:p>
          </table:table-cell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43264.4209302" calcext:value-type="float">
            <text:p>60143264.4209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8:00 CEST 2017</text:p>
          </table:table-cell>
          <table:table-cell office:value-type="float" office:value="293" calcext:value-type="float">
            <text:p>293</text:p>
          </table:table-cell>
          <table:table-cell office:value-type="float" office:value="540975104" calcext:value-type="float">
            <text:p>540975104</text:p>
          </table:table-cell>
          <table:table-cell office:value-type="float" office:value="9" calcext:value-type="float">
            <text:p>9</text:p>
          </table:table-cell>
          <table:table-cell office:value-type="float" office:value="25903104" calcext:value-type="float">
            <text:p>2590310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49527552" calcext:value-type="float">
            <text:p>549527552</text:p>
          </table:table-cell>
          <table:table-cell office:value-type="float" office:value="0" calcext:value-type="float">
            <text:p>0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913446009159088" calcext:value-type="float">
            <text:p>0.913446009159088</text:p>
          </table:table-cell>
          <table:table-cell office:value-type="float" office:value="100" calcext:value-type="float">
            <text:p>100</text:p>
          </table:table-cell>
          <table:table-cell office:value-type="float" office:value="1531" calcext:value-type="float">
            <text:p>15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998835.3428114" calcext:value-type="float">
            <text:p>57998835.3428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09:00 CEST 2017</text:p>
          </table:table-cell>
          <table:table-cell office:value-type="float" office:value="356" calcext:value-type="float">
            <text:p>356</text:p>
          </table:table-cell>
          <table:table-cell office:value-type="float" office:value="611528704" calcext:value-type="float">
            <text:p>611528704</text:p>
          </table:table-cell>
          <table:table-cell office:value-type="float" office:value="14" calcext:value-type="float">
            <text:p>14</text:p>
          </table:table-cell>
          <table:table-cell office:value-type="float" office:value="26685440" calcext:value-type="float">
            <text:p>2668544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1976320" calcext:value-type="float">
            <text:p>481976320</text:p>
          </table:table-cell>
          <table:table-cell office:value-type="float" office:value="0" calcext:value-type="float">
            <text:p>0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0900000035762787" calcext:value-type="float">
            <text:p>0.090000003576279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922191202640533" calcext:value-type="float">
            <text:p>0.922191202640533</text:p>
          </table:table-cell>
          <table:table-cell office:value-type="float" office:value="100" calcext:value-type="float">
            <text:p>100</text:p>
          </table:table-cell>
          <table:table-cell office:value-type="float" office:value="1913" calcext:value-type="float">
            <text:p>19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074389.984375" calcext:value-type="float">
            <text:p>104074389.9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0:00 CEST 2017</text:p>
          </table:table-cell>
          <table:table-cell office:value-type="float" office:value="334" calcext:value-type="float">
            <text:p>334</text:p>
          </table:table-cell>
          <table:table-cell office:value-type="float" office:value="696971264" calcext:value-type="float">
            <text:p>696971264</text:p>
          </table:table-cell>
          <table:table-cell office:value-type="float" office:value="17" calcext:value-type="float">
            <text:p>17</text:p>
          </table:table-cell>
          <table:table-cell office:value-type="float" office:value="27475968" calcext:value-type="float">
            <text:p>2747596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622912" calcext:value-type="float">
            <text:p>419622912</text:p>
          </table:table-cell>
          <table:table-cell office:value-type="float" office:value="0" calcext:value-type="float">
            <text:p>0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932424306869507" calcext:value-type="float">
            <text:p>0.932424306869507</text:p>
          </table:table-cell>
          <table:table-cell office:value-type="float" office:value="150" calcext:value-type="float">
            <text:p>150</text:p>
          </table:table-cell>
          <table:table-cell office:value-type="float" office:value="2334" calcext:value-type="float">
            <text:p>23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59458.4032129" calcext:value-type="float">
            <text:p>83559458.403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1:00 CEST 2017</text:p>
          </table:table-cell>
          <table:table-cell office:value-type="float" office:value="372" calcext:value-type="float">
            <text:p>372</text:p>
          </table:table-cell>
          <table:table-cell office:value-type="float" office:value="780840960" calcext:value-type="float">
            <text:p>780840960</text:p>
          </table:table-cell>
          <table:table-cell office:value-type="float" office:value="19" calcext:value-type="float">
            <text:p>19</text:p>
          </table:table-cell>
          <table:table-cell office:value-type="float" office:value="27049984" calcext:value-type="float">
            <text:p>2704998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6023424" calcext:value-type="float">
            <text:p>386023424</text:p>
          </table:table-cell>
          <table:table-cell office:value-type="float" office:value="0" calcext:value-type="float">
            <text:p>0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2865371704102" calcext:value-type="float">
            <text:p>0.942865371704102</text:p>
          </table:table-cell>
          <table:table-cell office:value-type="float" office:value="150" calcext:value-type="float">
            <text:p>150</text:p>
          </table:table-cell>
          <table:table-cell office:value-type="float" office:value="2908" calcext:value-type="float">
            <text:p>290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78135.4304709" calcext:value-type="float">
            <text:p>79078135.4304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2:00 CEST 2017</text:p>
          </table:table-cell>
          <table:table-cell office:value-type="float" office:value="392" calcext:value-type="float">
            <text:p>392</text:p>
          </table:table-cell>
          <table:table-cell office:value-type="float" office:value="840716288" calcext:value-type="float">
            <text:p>840716288</text:p>
          </table:table-cell>
          <table:table-cell office:value-type="float" office:value="22" calcext:value-type="float">
            <text:p>22</text:p>
          </table:table-cell>
          <table:table-cell office:value-type="float" office:value="27828224" calcext:value-type="float">
            <text:p>278282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0559360" calcext:value-type="float">
            <text:p>380559360</text:p>
          </table:table-cell>
          <table:table-cell office:value-type="float" office:value="0" calcext:value-type="float">
            <text:p>0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01750001311302" calcext:value-type="float">
            <text:p>0.10175000131130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5361137390137" calcext:value-type="float">
            <text:p>0.945361137390137</text:p>
          </table:table-cell>
          <table:table-cell office:value-type="float" office:value="150" calcext:value-type="float">
            <text:p>150</text:p>
          </table:table-cell>
          <table:table-cell office:value-type="float" office:value="3447" calcext:value-type="float">
            <text:p>34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65421.990075" calcext:value-type="float">
            <text:p>124965421.99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3:00 CEST 2017</text:p>
          </table:table-cell>
          <table:table-cell office:value-type="float" office:value="414" calcext:value-type="float">
            <text:p>414</text:p>
          </table:table-cell>
          <table:table-cell office:value-type="float" office:value="966877184" calcext:value-type="float">
            <text:p>966877184</text:p>
          </table:table-cell>
          <table:table-cell office:value-type="float" office:value="25" calcext:value-type="float">
            <text:p>2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78429440" calcext:value-type="float">
            <text:p>378429440</text:p>
          </table:table-cell>
          <table:table-cell office:value-type="float" office:value="0" calcext:value-type="float">
            <text:p>0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7858870029449" calcext:value-type="float">
            <text:p>0.947858870029449</text:p>
          </table:table-cell>
          <table:table-cell office:value-type="float" office:value="200" calcext:value-type="float">
            <text:p>200</text:p>
          </table:table-cell>
          <table:table-cell office:value-type="float" office:value="3980" calcext:value-type="float">
            <text:p>398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466265.586291" calcext:value-type="float">
            <text:p>164466265.586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4:00 CEST 2017</text:p>
          </table:table-cell>
          <table:table-cell office:value-type="float" office:value="425" calcext:value-type="float">
            <text:p>425</text:p>
          </table:table-cell>
          <table:table-cell office:value-type="float" office:value="1029369856" calcext:value-type="float">
            <text:p>1029369856</text:p>
          </table:table-cell>
          <table:table-cell office:value-type="float" office:value="25" calcext:value-type="float">
            <text:p>25</text:p>
          </table:table-cell>
          <table:table-cell office:value-type="float" office:value="28585984" calcext:value-type="float">
            <text:p>2858598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7850240" calcext:value-type="float">
            <text:p>387850240</text:p>
          </table:table-cell>
          <table:table-cell office:value-type="float" office:value="0" calcext:value-type="float">
            <text:p>0</text:p>
          </table:table-cell>
          <table:table-cell office:value-type="float" office:value="0.139500007033348" calcext:value-type="float">
            <text:p>0.139500007033348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44857716560364" calcext:value-type="float">
            <text:p>0.944857716560364</text:p>
          </table:table-cell>
          <table:table-cell office:value-type="float" office:value="200" calcext:value-type="float">
            <text:p>200</text:p>
          </table:table-cell>
          <table:table-cell office:value-type="float" office:value="4642" calcext:value-type="float">
            <text:p>464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609042.9603" calcext:value-type="float">
            <text:p>146609042.9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5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0782976" calcext:value-type="float">
            <text:p>1030782976</text:p>
          </table:table-cell>
          <table:table-cell office:value-type="float" office:value="28" calcext:value-type="float">
            <text:p>28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9693440" calcext:value-type="float">
            <text:p>389693440</text:p>
          </table:table-cell>
          <table:table-cell office:value-type="float" office:value="0" calcext:value-type="float">
            <text:p>0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18249997496605" calcext:value-type="float">
            <text:p>0.118249997496605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945411562919617" calcext:value-type="float">
            <text:p>0.945411562919617</text:p>
          </table:table-cell>
          <table:table-cell office:value-type="float" office:value="200" calcext:value-type="float">
            <text:p>200</text:p>
          </table:table-cell>
          <table:table-cell office:value-type="float" office:value="5302" calcext:value-type="float">
            <text:p>530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8" calcext:value-type="float">
            <text:p>4758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786706.991074" calcext:value-type="float">
            <text:p>170786706.99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6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2122368" calcext:value-type="float">
            <text:p>1032122368</text:p>
          </table:table-cell>
          <table:table-cell office:value-type="float" office:value="31" calcext:value-type="float">
            <text:p>31</text:p>
          </table:table-cell>
          <table:table-cell office:value-type="float" office:value="29290496" calcext:value-type="float">
            <text:p>2929049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1397376" calcext:value-type="float">
            <text:p>391397376</text:p>
          </table:table-cell>
          <table:table-cell office:value-type="float" office:value="0" calcext:value-type="float">
            <text:p>0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948499977588654" calcext:value-type="float">
            <text:p>0.948499977588654</text:p>
          </table:table-cell>
          <table:table-cell office:value-type="float" office:value="0.947541832923889" calcext:value-type="float">
            <text:p>0.947541832923889</text:p>
          </table:table-cell>
          <table:table-cell office:value-type="float" office:value="250" calcext:value-type="float">
            <text:p>250</text:p>
          </table:table-cell>
          <table:table-cell office:value-type="float" office:value="5965" calcext:value-type="float">
            <text:p>5965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6" calcext:value-type="float">
            <text:p>5396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72821.143186" calcext:value-type="float">
            <text:p>191472821.14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7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732672" calcext:value-type="float">
            <text:p>1032732672</text:p>
          </table:table-cell>
          <table:table-cell office:value-type="float" office:value="32" calcext:value-type="float">
            <text:p>32</text:p>
          </table:table-cell>
          <table:table-cell office:value-type="float" office:value="28684288" calcext:value-type="float">
            <text:p>2868428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3039872" calcext:value-type="float">
            <text:p>393039872</text:p>
          </table:table-cell>
          <table:table-cell office:value-type="float" office:value="0" calcext:value-type="float">
            <text:p>0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945998668670654" calcext:value-type="float">
            <text:p>0.945998668670654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6" calcext:value-type="float">
            <text:p>6096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826829.982307" calcext:value-type="float">
            <text:p>168826829.98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8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327168" calcext:value-type="float">
            <text:p>1032327168</text:p>
          </table:table-cell>
          <table:table-cell office:value-type="float" office:value="33" calcext:value-type="float">
            <text:p>33</text:p>
          </table:table-cell>
          <table:table-cell office:value-type="float" office:value="29454336" calcext:value-type="float">
            <text:p>2945433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7410304" calcext:value-type="float">
            <text:p>397410304</text:p>
          </table:table-cell>
          <table:table-cell office:value-type="float" office:value="0" calcext:value-type="float">
            <text:p>0</text:p>
          </table:table-cell>
          <table:table-cell office:value-type="float" office:value="0.168750002980232" calcext:value-type="float">
            <text:p>0.168750002980232</text:p>
          </table:table-cell>
          <table:table-cell office:value-type="float" office:value="0.122500002384186" calcext:value-type="float">
            <text:p>0.122500002384186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300029754639" calcext:value-type="float">
            <text:p>0.946300029754639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5" calcext:value-type="float">
            <text:p>6845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733184.553708" calcext:value-type="float">
            <text:p>178733184.553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19:00 CEST 2017</text:p>
          </table:table-cell>
          <table:table-cell office:value-type="float" office:value="442" calcext:value-type="float">
            <text:p>442</text:p>
          </table:table-cell>
          <table:table-cell office:value-type="float" office:value="1033912320" calcext:value-type="float">
            <text:p>1033912320</text:p>
          </table:table-cell>
          <table:table-cell office:value-type="float" office:value="34" calcext:value-type="float">
            <text:p>34</text:p>
          </table:table-cell>
          <table:table-cell office:value-type="float" office:value="30359552" calcext:value-type="float">
            <text:p>30359552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2219008" calcext:value-type="float">
            <text:p>402219008</text:p>
          </table:table-cell>
          <table:table-cell office:value-type="float" office:value="0" calcext:value-type="float">
            <text:p>0</text:p>
          </table:table-cell>
          <table:table-cell office:value-type="float" office:value="0.181749999523163" calcext:value-type="float">
            <text:p>0.181749999523163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6566224098206" calcext:value-type="float">
            <text:p>0.946566224098206</text:p>
          </table:table-cell>
          <table:table-cell office:value-type="float" office:value="300" calcext:value-type="float">
            <text:p>300</text:p>
          </table:table-cell>
          <table:table-cell office:value-type="float" office:value="7404" calcext:value-type="float">
            <text:p>7404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877" calcext:value-type="float">
            <text:p>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483589.278521" calcext:value-type="float">
            <text:p>184483589.278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0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3732096" calcext:value-type="float">
            <text:p>1033732096</text:p>
          </table:table-cell>
          <table:table-cell office:value-type="float" office:value="34" calcext:value-type="float">
            <text:p>34</text:p>
          </table:table-cell>
          <table:table-cell office:value-type="float" office:value="29683712" calcext:value-type="float">
            <text:p>296837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1784832" calcext:value-type="float">
            <text:p>401784832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825667142868" calcext:value-type="float">
            <text:p>0.94825667142868</text:p>
          </table:table-cell>
          <table:table-cell office:value-type="float" office:value="300" calcext:value-type="float">
            <text:p>300</text:p>
          </table:table-cell>
          <table:table-cell office:value-type="float" office:value="8116" calcext:value-type="float">
            <text:p>8116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1" calcext:value-type="float">
            <text:p>8261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192088.378611" calcext:value-type="float">
            <text:p>178192088.378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1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34" calcext:value-type="float">
            <text:p>34</text:p>
          </table:table-cell>
          <table:table-cell office:value-type="float" office:value="30388224" calcext:value-type="float">
            <text:p>3038822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9186304" calcext:value-type="float">
            <text:p>409186304</text:p>
          </table:table-cell>
          <table:table-cell office:value-type="float" office:value="0" calcext:value-type="float">
            <text:p>0</text:p>
          </table:table-cell>
          <table:table-cell office:value-type="float" office:value="0.191499993205071" calcext:value-type="float">
            <text:p>0.191499993205071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7064280509949" calcext:value-type="float">
            <text:p>0.947064280509949</text:p>
          </table:table-cell>
          <table:table-cell office:value-type="float" office:value="300" calcext:value-type="float">
            <text:p>300</text:p>
          </table:table-cell>
          <table:table-cell office:value-type="float" office:value="8866" calcext:value-type="float">
            <text:p>8866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3" calcext:value-type="float">
            <text:p>9013</text:p>
          </table:table-cell>
          <table:table-cell office:value-type="float" office:value="1572" calcext:value-type="float">
            <text:p>1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777196.226793" calcext:value-type="float">
            <text:p>191777196.226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2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3932800" calcext:value-type="float">
            <text:p>1033932800</text:p>
          </table:table-cell>
          <table:table-cell office:value-type="float" office:value="34" calcext:value-type="float">
            <text:p>34</text:p>
          </table:table-cell>
          <table:table-cell office:value-type="float" office:value="30404608" calcext:value-type="float">
            <text:p>30404608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2614656" calcext:value-type="float">
            <text:p>412614656</text:p>
          </table:table-cell>
          <table:table-cell office:value-type="float" office:value="0" calcext:value-type="float">
            <text:p>0</text:p>
          </table:table-cell>
          <table:table-cell office:value-type="float" office:value="0.180999994277954" calcext:value-type="float">
            <text:p>0.180999994277954</text:p>
          </table:table-cell>
          <table:table-cell office:value-type="float" office:value="0.130500003695488" calcext:value-type="float">
            <text:p>0.130500003695488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7280585765839" calcext:value-type="float">
            <text:p>0.947280585765839</text:p>
          </table:table-cell>
          <table:table-cell office:value-type="float" office:value="350" calcext:value-type="float">
            <text:p>350</text:p>
          </table:table-cell>
          <table:table-cell office:value-type="float" office:value="9571" calcext:value-type="float">
            <text:p>957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7" calcext:value-type="float">
            <text:p>9737</text:p>
          </table:table-cell>
          <table:table-cell office:value-type="float" office:value="1975" calcext:value-type="float">
            <text:p>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917939.522094" calcext:value-type="float">
            <text:p>191917939.52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3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0692864" calcext:value-type="float">
            <text:p>1030692864</text:p>
          </table:table-cell>
          <table:table-cell office:value-type="float" office:value="34" calcext:value-type="float">
            <text:p>34</text:p>
          </table:table-cell>
          <table:table-cell office:value-type="float" office:value="30420992" calcext:value-type="float">
            <text:p>30420992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0378240" calcext:value-type="float">
            <text:p>410378240</text:p>
          </table:table-cell>
          <table:table-cell office:value-type="float" office:value="0" calcext:value-type="float">
            <text:p>0</text:p>
          </table:table-cell>
          <table:table-cell office:value-type="float" office:value="0.18299999833107" calcext:value-type="float">
            <text:p>0.18299999833107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070935249329" calcext:value-type="float">
            <text:p>0.944070935249329</text:p>
          </table:table-cell>
          <table:table-cell office:value-type="float" office:value="350" calcext:value-type="float">
            <text:p>350</text:p>
          </table:table-cell>
          <table:table-cell office:value-type="float" office:value="10289" calcext:value-type="float">
            <text:p>10289</text:p>
          </table:table-cell>
          <table:table-cell office:value-type="float" office:value="2441" calcext:value-type="float">
            <text:p>2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office:value-type="float" office:value="2536" calcext:value-type="float">
            <text:p>2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660152.892339" calcext:value-type="float">
            <text:p>159660152.89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4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1561216" calcext:value-type="float">
            <text:p>1031561216</text:p>
          </table:table-cell>
          <table:table-cell office:value-type="float" office:value="34" calcext:value-type="float">
            <text:p>34</text:p>
          </table:table-cell>
          <table:table-cell office:value-type="float" office:value="30400512" calcext:value-type="float">
            <text:p>3040051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561472" calcext:value-type="float">
            <text:p>419561472</text:p>
          </table:table-cell>
          <table:table-cell office:value-type="float" office:value="0" calcext:value-type="float">
            <text:p>0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130750000476837" calcext:value-type="float">
            <text:p>0.130750000476837</text:p>
          </table:table-cell>
          <table:table-cell office:value-type="float" office:value="0.947250008583069" calcext:value-type="float">
            <text:p>0.947250008583069</text:p>
          </table:table-cell>
          <table:table-cell office:value-type="float" office:value="0.946184575557709" calcext:value-type="float">
            <text:p>0.946184575557709</text:p>
          </table:table-cell>
          <table:table-cell office:value-type="float" office:value="350" calcext:value-type="float">
            <text:p>350</text:p>
          </table:table-cell>
          <table:table-cell office:value-type="float" office:value="11035" calcext:value-type="float">
            <text:p>11035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8" calcext:value-type="float">
            <text:p>11148</text:p>
          </table:table-cell>
          <table:table-cell office:value-type="float" office:value="3131" calcext:value-type="float">
            <text:p>3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995809.631864" calcext:value-type="float">
            <text:p>171995809.63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5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34" calcext:value-type="float">
            <text:p>34</text:p>
          </table:table-cell>
          <table:table-cell office:value-type="float" office:value="29728768" calcext:value-type="float">
            <text:p>29728768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2502400" calcext:value-type="float">
            <text:p>422502400</text:p>
          </table:table-cell>
          <table:table-cell office:value-type="float" office:value="0" calcext:value-type="float">
            <text:p>0</text:p>
          </table:table-cell>
          <table:table-cell office:value-type="float" office:value="0.196999996900559" calcext:value-type="float">
            <text:p>0.196999996900559</text:p>
          </table:table-cell>
          <table:table-cell office:value-type="float" office:value="0.129250004887581" calcext:value-type="float">
            <text:p>0.129250004887581</text:p>
          </table:table-cell>
          <table:table-cell office:value-type="float" office:value="0.946250021457672" calcext:value-type="float">
            <text:p>0.946250021457672</text:p>
          </table:table-cell>
          <table:table-cell office:value-type="float" office:value="0.94466245174408" calcext:value-type="float">
            <text:p>0.94466245174408</text:p>
          </table:table-cell>
          <table:table-cell office:value-type="float" office:value="400" calcext:value-type="float">
            <text:p>400</text:p>
          </table:table-cell>
          <table:table-cell office:value-type="float" office:value="11750" calcext:value-type="float">
            <text:p>11750</text:p>
          </table:table-cell>
          <table:table-cell office:value-type="float" office:value="3646" calcext:value-type="float">
            <text:p>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2" calcext:value-type="float">
            <text:p>11832</text:p>
          </table:table-cell>
          <table:table-cell office:value-type="float" office:value="3770" calcext:value-type="float">
            <text:p>37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862301.475006" calcext:value-type="float">
            <text:p>165862301.475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6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1659520" calcext:value-type="float">
            <text:p>1031659520</text:p>
          </table:table-cell>
          <table:table-cell office:value-type="float" office:value="34" calcext:value-type="float">
            <text:p>34</text:p>
          </table:table-cell>
          <table:table-cell office:value-type="float" office:value="31330304" calcext:value-type="float">
            <text:p>3133030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4300544" calcext:value-type="float">
            <text:p>424300544</text:p>
          </table:table-cell>
          <table:table-cell office:value-type="float" office:value="0" calcext:value-type="float">
            <text:p>0</text:p>
          </table:table-cell>
          <table:table-cell office:value-type="float" office:value="0.193749994039536" calcext:value-type="float">
            <text:p>0.19374999403953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883644580841" calcext:value-type="float">
            <text:p>0.944883644580841</text:p>
          </table:table-cell>
          <table:table-cell office:value-type="float" office:value="400" calcext:value-type="float">
            <text:p>400</text:p>
          </table:table-cell>
          <table:table-cell office:value-type="float" office:value="12419" calcext:value-type="float">
            <text:p>12419</text:p>
          </table:table-cell>
          <table:table-cell office:value-type="float" office:value="4376" calcext:value-type="float">
            <text:p>4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9" calcext:value-type="float">
            <text:p>12509</text:p>
          </table:table-cell>
          <table:table-cell office:value-type="float" office:value="4538" calcext:value-type="float">
            <text:p>4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983790.707925" calcext:value-type="float">
            <text:p>170983790.707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7:00 CEST 2017</text:p>
          </table:table-cell>
          <table:table-cell office:value-type="float" office:value="444" calcext:value-type="float">
            <text:p>444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34" calcext:value-type="float">
            <text:p>34</text:p>
          </table:table-cell>
          <table:table-cell office:value-type="float" office:value="30593024" calcext:value-type="float">
            <text:p>30593024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1722496" calcext:value-type="float">
            <text:p>431722496</text:p>
          </table:table-cell>
          <table:table-cell office:value-type="float" office:value="0" calcext:value-type="float">
            <text:p>0</text:p>
          </table:table-cell>
          <table:table-cell office:value-type="float" office:value="0.196750000119209" calcext:value-type="float">
            <text:p>0.196750000119209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4650000333786" calcext:value-type="float">
            <text:p>0.94650000333786</text:p>
          </table:table-cell>
          <table:table-cell office:value-type="float" office:value="0.945132672786713" calcext:value-type="float">
            <text:p>0.945132672786713</text:p>
          </table:table-cell>
          <table:table-cell office:value-type="float" office:value="400" calcext:value-type="float">
            <text:p>400</text:p>
          </table:table-cell>
          <table:table-cell office:value-type="float" office:value="13093" calcext:value-type="float">
            <text:p>13093</text:p>
          </table:table-cell>
          <table:table-cell office:value-type="float" office:value="5261" calcext:value-type="float">
            <text:p>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4" calcext:value-type="float">
            <text:p>13224</text:p>
          </table:table-cell>
          <table:table-cell office:value-type="float" office:value="5360" calcext:value-type="float">
            <text:p>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072101.409259" calcext:value-type="float">
            <text:p>197072101.40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8:00 CEST 2017</text:p>
          </table:table-cell>
          <table:table-cell office:value-type="float" office:value="435" calcext:value-type="float">
            <text:p>435</text:p>
          </table:table-cell>
          <table:table-cell office:value-type="float" office:value="1032196096" calcext:value-type="float">
            <text:p>1032196096</text:p>
          </table:table-cell>
          <table:table-cell office:value-type="float" office:value="34" calcext:value-type="float">
            <text:p>34</text:p>
          </table:table-cell>
          <table:table-cell office:value-type="float" office:value="29761536" calcext:value-type="float">
            <text:p>29761536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6473088" calcext:value-type="float">
            <text:p>416473088</text:p>
          </table:table-cell>
          <table:table-cell office:value-type="float" office:value="0" calcext:value-type="float">
            <text:p>0</text:p>
          </table:table-cell>
          <table:table-cell office:value-type="float" office:value="0.204999998211861" calcext:value-type="float">
            <text:p>0.20499999821186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47499990463257" calcext:value-type="float">
            <text:p>0.947499990463257</text:p>
          </table:table-cell>
          <table:table-cell office:value-type="float" office:value="0.945374369621277" calcext:value-type="float">
            <text:p>0.945374369621277</text:p>
          </table:table-cell>
          <table:table-cell office:value-type="float" office:value="500" calcext:value-type="float">
            <text:p>500</text:p>
          </table:table-cell>
          <table:table-cell office:value-type="float" office:value="13697" calcext:value-type="float">
            <text:p>13697</text:p>
          </table:table-cell>
          <table:table-cell office:value-type="float" office:value="6187" calcext:value-type="float">
            <text:p>6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8" calcext:value-type="float">
            <text:p>13818</text:p>
          </table:table-cell>
          <table:table-cell office:value-type="float" office:value="6302" calcext:value-type="float">
            <text:p>6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820712.847833" calcext:value-type="float">
            <text:p>182820712.847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29:00 CEST 2017</text:p>
          </table:table-cell>
          <table:table-cell office:value-type="float" office:value="417" calcext:value-type="float">
            <text:p>417</text:p>
          </table:table-cell>
          <table:table-cell office:value-type="float" office:value="1033396224" calcext:value-type="float">
            <text:p>1033396224</text:p>
          </table:table-cell>
          <table:table-cell office:value-type="float" office:value="34" calcext:value-type="float">
            <text:p>34</text:p>
          </table:table-cell>
          <table:table-cell office:value-type="float" office:value="29810688" calcext:value-type="float">
            <text:p>29810688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5044352" calcext:value-type="float">
            <text:p>435044352</text:p>
          </table:table-cell>
          <table:table-cell office:value-type="float" office:value="0" calcext:value-type="float">
            <text:p>0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48750019073486" calcext:value-type="float">
            <text:p>0.948750019073486</text:p>
          </table:table-cell>
          <table:table-cell office:value-type="float" office:value="0.945706069469452" calcext:value-type="float">
            <text:p>0.945706069469452</text:p>
          </table:table-cell>
          <table:table-cell office:value-type="float" office:value="500" calcext:value-type="float">
            <text:p>500</text:p>
          </table:table-cell>
          <table:table-cell office:value-type="float" office:value="14265" calcext:value-type="float">
            <text:p>14265</text:p>
          </table:table-cell>
          <table:table-cell office:value-type="float" office:value="7266" calcext:value-type="float">
            <text:p>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6" calcext:value-type="float">
            <text:p>14406</text:p>
          </table:table-cell>
          <table:table-cell office:value-type="float" office:value="7426" calcext:value-type="float">
            <text:p>7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769958.850425" calcext:value-type="float">
            <text:p>150769958.85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30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3326592" calcext:value-type="float">
            <text:p>1033326592</text:p>
          </table:table-cell>
          <table:table-cell office:value-type="float" office:value="32" calcext:value-type="float">
            <text:p>32</text:p>
          </table:table-cell>
          <table:table-cell office:value-type="float" office:value="29712384" calcext:value-type="float">
            <text:p>2971238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47954944" calcext:value-type="float">
            <text:p>447954944</text:p>
          </table:table-cell>
          <table:table-cell office:value-type="float" office:value="0" calcext:value-type="float">
            <text:p>0</text:p>
          </table:table-cell>
          <table:table-cell office:value-type="float" office:value="0.213499993085861" calcext:value-type="float">
            <text:p>0.213499993085861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949750006198883" calcext:value-type="float">
            <text:p>0.949750006198883</text:p>
          </table:table-cell>
          <table:table-cell office:value-type="float" office:value="0.945985436439514" calcext:value-type="float">
            <text:p>0.945985436439514</text:p>
          </table:table-cell>
          <table:table-cell office:value-type="float" office:value="500" calcext:value-type="float">
            <text:p>500</text:p>
          </table:table-cell>
          <table:table-cell office:value-type="float" office:value="14953" calcext:value-type="float">
            <text:p>14953</text:p>
          </table:table-cell>
          <table:table-cell office:value-type="float" office:value="8509" calcext:value-type="float">
            <text:p>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4" calcext:value-type="float">
            <text:p>15144</text:p>
          </table:table-cell>
          <table:table-cell office:value-type="float" office:value="8598" calcext:value-type="float">
            <text:p>85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696957.372913" calcext:value-type="float">
            <text:p>134696957.37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31:00 CEST 2017</text:p>
          </table:table-cell>
          <table:table-cell office:value-type="float" office:value="441" calcext:value-type="float">
            <text:p>441</text:p>
          </table:table-cell>
          <table:table-cell office:value-type="float" office:value="1034641408" calcext:value-type="float">
            <text:p>1034641408</text:p>
          </table:table-cell>
          <table:table-cell office:value-type="float" office:value="33" calcext:value-type="float">
            <text:p>33</text:p>
          </table:table-cell>
          <table:table-cell office:value-type="float" office:value="29741056" calcext:value-type="float">
            <text:p>29741056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60644352" calcext:value-type="float">
            <text:p>460644352</text:p>
          </table:table-cell>
          <table:table-cell office:value-type="float" office:value="0" calcext:value-type="float">
            <text:p>0</text:p>
          </table:table-cell>
          <table:table-cell office:value-type="float" office:value="0.212750002741814" calcext:value-type="float">
            <text:p>0.212750002741814</text:p>
          </table:table-cell>
          <table:table-cell office:value-type="float" office:value="0.150250002741814" calcext:value-type="float">
            <text:p>0.150250002741814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284890174866" calcext:value-type="float">
            <text:p>0.946284890174866</text:p>
          </table:table-cell>
          <table:table-cell office:value-type="float" office:value="600" calcext:value-type="float">
            <text:p>600</text:p>
          </table:table-cell>
          <table:table-cell office:value-type="float" office:value="15791" calcext:value-type="float">
            <text:p>15791</text:p>
          </table:table-cell>
          <table:table-cell office:value-type="float" office:value="9619" calcext:value-type="float">
            <text:p>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1" calcext:value-type="float">
            <text:p>15971</text:p>
          </table:table-cell>
          <table:table-cell office:value-type="float" office:value="9711" calcext:value-type="float">
            <text:p>97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65082.597886" calcext:value-type="float">
            <text:p>152165082.59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32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4715136" calcext:value-type="float">
            <text:p>1034715136</text:p>
          </table:table-cell>
          <table:table-cell office:value-type="float" office:value="34" calcext:value-type="float">
            <text:p>34</text:p>
          </table:table-cell>
          <table:table-cell office:value-type="float" office:value="30457856" calcext:value-type="float">
            <text:p>30457856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74464256" calcext:value-type="float">
            <text:p>474464256</text:p>
          </table:table-cell>
          <table:table-cell office:value-type="float" office:value="0" calcext:value-type="float">
            <text:p>0</text:p>
          </table:table-cell>
          <table:table-cell office:value-type="float" office:value="0.216999992728233" calcext:value-type="float">
            <text:p>0.216999992728233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45749998092651" calcext:value-type="float">
            <text:p>0.945749998092651</text:p>
          </table:table-cell>
          <table:table-cell office:value-type="float" office:value="0.946534931659698" calcext:value-type="float">
            <text:p>0.946534931659698</text:p>
          </table:table-cell>
          <table:table-cell office:value-type="float" office:value="600" calcext:value-type="float">
            <text:p>600</text:p>
          </table:table-cell>
          <table:table-cell office:value-type="float" office:value="16620" calcext:value-type="float">
            <text:p>16620</text:p>
          </table:table-cell>
          <table:table-cell office:value-type="float" office:value="10726" calcext:value-type="float">
            <text:p>1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1" calcext:value-type="float">
            <text:p>16801</text:p>
          </table:table-cell>
          <table:table-cell office:value-type="float" office:value="10798" calcext:value-type="float">
            <text:p>107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8839.351001" calcext:value-type="float">
            <text:p>175718839.35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33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3826304" calcext:value-type="float">
            <text:p>1033826304</text:p>
          </table:table-cell>
          <table:table-cell office:value-type="float" office:value="34" calcext:value-type="float">
            <text:p>34</text:p>
          </table:table-cell>
          <table:table-cell office:value-type="float" office:value="29790208" calcext:value-type="float">
            <text:p>2979020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7759872" calcext:value-type="float">
            <text:p>487759872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46750003099442" calcext:value-type="float">
            <text:p>0.146750003099442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6769773960114" calcext:value-type="float">
            <text:p>0.946769773960114</text:p>
          </table:table-cell>
          <table:table-cell office:value-type="float" office:value="600" calcext:value-type="float">
            <text:p>600</text:p>
          </table:table-cell>
          <table:table-cell office:value-type="float" office:value="17393" calcext:value-type="float">
            <text:p>17393</text:p>
          </table:table-cell>
          <table:table-cell office:value-type="float" office:value="11942" calcext:value-type="float">
            <text:p>11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26" calcext:value-type="float">
            <text:p>17526</text:p>
          </table:table-cell>
          <table:table-cell office:value-type="float" office:value="11998" calcext:value-type="float">
            <text:p>119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89101.30995" calcext:value-type="float">
            <text:p>141989101.3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34:00 CEST 2017</text:p>
          </table:table-cell>
          <table:table-cell office:value-type="float" office:value="400" calcext:value-type="float">
            <text:p>400</text:p>
          </table:table-cell>
          <table:table-cell office:value-type="float" office:value="1034088448" calcext:value-type="float">
            <text:p>1034088448</text:p>
          </table:table-cell>
          <table:table-cell office:value-type="float" office:value="34" calcext:value-type="float">
            <text:p>34</text:p>
          </table:table-cell>
          <table:table-cell office:value-type="float" office:value="32088064" calcext:value-type="float">
            <text:p>32088064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99310592" calcext:value-type="float">
            <text:p>499310592</text:p>
          </table:table-cell>
          <table:table-cell office:value-type="float" office:value="0" calcext:value-type="float">
            <text:p>0</text:p>
          </table:table-cell>
          <table:table-cell office:value-type="float" office:value="0.22274999320507" calcext:value-type="float">
            <text:p>0.22274999320507</text:p>
          </table:table-cell>
          <table:table-cell office:value-type="float" office:value="0.146500006318092" calcext:value-type="float">
            <text:p>0.146500006318092</text:p>
          </table:table-cell>
          <table:table-cell office:value-type="float" office:value="0.947250008583069" calcext:value-type="float">
            <text:p>0.947250008583069</text:p>
          </table:table-cell>
          <table:table-cell office:value-type="float" office:value="0.946970343589783" calcext:value-type="float">
            <text:p>0.946970343589783</text:p>
          </table:table-cell>
          <table:table-cell office:value-type="float" office:value="0" calcext:value-type="float">
            <text:p>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84534.789344" calcext:value-type="float">
            <text:p>148084534.78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3 19:35:00 CEST 2017</text:p>
          </table:table-cell>
          <table:table-cell office:value-type="float" office:value="1" calcext:value-type="float">
            <text:p>1</text:p>
          </table:table-cell>
          <table:table-cell office:value-type="float" office:value="1032372224" calcext:value-type="float">
            <text:p>1032372224</text:p>
          </table:table-cell>
          <table:table-cell office:value-type="float" office:value="34" calcext:value-type="float">
            <text:p>34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18164480" calcext:value-type="float">
            <text:p>518164480</text:p>
          </table:table-cell>
          <table:table-cell office:value-type="float" office:value="0" calcext:value-type="float">
            <text:p>0</text:p>
          </table:table-cell>
          <table:table-cell office:value-type="float" office:value="0.208000004291534" calcext:value-type="float">
            <text:p>0.208000004291534</text:p>
          </table:table-cell>
          <table:table-cell office:value-type="float" office:value="0.136500000953674" calcext:value-type="float">
            <text:p>0.136500000953674</text:p>
          </table:table-cell>
          <table:table-cell office:value-type="float" office:value="0.9512500166893" calcext:value-type="float">
            <text:p>0.9512500166893</text:p>
          </table:table-cell>
          <table:table-cell office:value-type="float" office:value="0.943050801753998" calcext:value-type="float">
            <text:p>0.943050801753998</text:p>
          </table:table-cell>
          <table:table-cell office:value-type="float" office:value="0" calcext:value-type="float">
            <text:p>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517.55pt" svg:height="255.09pt" svg:x="512.79pt" svg:y="121.24pt">
            <loext:p draw:notify-on-update-of-ranges="Sheet2.A1:Sheet2.A1 Sheet2.A2:Sheet2.A44 Sheet2.B1:Sheet2.B1 Sheet2.B2:Sheet2.B44 Sheet2.C1:Sheet2.C1 Sheet2.C2:Sheet2.C44 Sheet2.D1:Sheet2.D1 Sheet2.D2:Sheet2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6.84pt" svg:y="2.83pt">
            <loext:p draw:notify-on-update-of-ranges="Sheet2.F1:Sheet2.F1 Sheet2.F2:Sheet2.F44 Sheet2.E1:Sheet2.E1 Sheet2.E2:Sheet2.E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ory_middletier</text:p>
          </table:table-cell>
          <table:table-cell office:value-type="string" calcext:value-type="string">
            <text:p>memory_nod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formula="of:=[reversed.B2]/1000" office:value-type="float" office:value="0.035" calcext:value-type="float">
            <text:p>0.035</text:p>
          </table:table-cell>
          <table:table-cell table:formula="of:=[reversed.M2]" office:value-type="float" office:value="0" calcext:value-type="float">
            <text:p>0</text:p>
          </table:table-cell>
          <table:table-cell table:formula="of:=[reversed.C2]/2000000000" office:value-type="float" office:value="0" calcext:value-type="float">
            <text:p>0</text:p>
          </table:table-cell>
          <table:table-cell table:formula="of:=[reversed.N2]" office:value-type="float" office:value="0" calcext:value-type="float">
            <text:p>0</text:p>
          </table:table-cell>
          <table:table-cell table:formula="of:=[reversed.P2]+[reversed.T2]" office:value-type="float" office:value="0" calcext:value-type="float">
            <text:p>0</text:p>
          </table:table-cell>
          <table:table-cell table:formula="of:=[reversed.Q2]+[reversed.U2]" office:value-type="float" office:value="0" calcext:value-type="float">
            <text:p>0</text:p>
          </table:table-cell>
        </table:table-row>
        <table:table-row table:style-name="ro1">
          <table:table-cell table:formula="of:=[reversed.B3]/1000" office:value-type="float" office:value="0.011" calcext:value-type="float">
            <text:p>0.011</text:p>
          </table:table-cell>
          <table:table-cell table:formula="of:=[reversed.M3]" office:value-type="float" office:value="0.98675000667572" calcext:value-type="float">
            <text:p>0.98675000667572</text:p>
          </table:table-cell>
          <table:table-cell table:formula="of:=[reversed.C3]/2000000000" office:value-type="float" office:value="0.310249472" calcext:value-type="float">
            <text:p>0.310249472</text:p>
          </table:table-cell>
          <table:table-cell table:formula="of:=[reversed.N3]" office:value-type="float" office:value="0.918237447738647" calcext:value-type="float">
            <text:p>0.918237447738647</text:p>
          </table:table-cell>
          <table:table-cell table:formula="of:=[reversed.P3]+[reversed.T3]" office:value-type="float" office:value="28" calcext:value-type="float">
            <text:p>28</text:p>
          </table:table-cell>
          <table:table-cell table:formula="of:=[reversed.Q3]+[reversed.U3]" office:value-type="float" office:value="0" calcext:value-type="float">
            <text:p>0</text:p>
          </table:table-cell>
        </table:table-row>
        <table:table-row table:style-name="ro1">
          <table:table-cell table:formula="of:=[reversed.B4]/1000" office:value-type="float" office:value="0.013" calcext:value-type="float">
            <text:p>0.013</text:p>
          </table:table-cell>
          <table:table-cell table:formula="of:=[reversed.M4]" office:value-type="float" office:value="0.988250017166138" calcext:value-type="float">
            <text:p>0.988250017166138</text:p>
          </table:table-cell>
          <table:table-cell table:formula="of:=[reversed.C4]/2000000000" office:value-type="float" office:value="0.302821376" calcext:value-type="float">
            <text:p>0.302821376</text:p>
          </table:table-cell>
          <table:table-cell table:formula="of:=[reversed.N4]" office:value-type="float" office:value="0.916524469852448" calcext:value-type="float">
            <text:p>0.916524469852448</text:p>
          </table:table-cell>
          <table:table-cell table:formula="of:=[reversed.P4]+[reversed.T4]" office:value-type="float" office:value="52" calcext:value-type="float">
            <text:p>52</text:p>
          </table:table-cell>
          <table:table-cell table:formula="of:=[reversed.Q4]+[reversed.U4]" office:value-type="float" office:value="0" calcext:value-type="float">
            <text:p>0</text:p>
          </table:table-cell>
        </table:table-row>
        <table:table-row table:style-name="ro1">
          <table:table-cell table:formula="of:=[reversed.B5]/1000" office:value-type="float" office:value="0.023" calcext:value-type="float">
            <text:p>0.023</text:p>
          </table:table-cell>
          <table:table-cell table:formula="of:=[reversed.M5]" office:value-type="float" office:value="0.987749993801117" calcext:value-type="float">
            <text:p>0.987749993801117</text:p>
          </table:table-cell>
          <table:table-cell table:formula="of:=[reversed.C5]/2000000000" office:value-type="float" office:value="0.29657088" calcext:value-type="float">
            <text:p>0.29657088</text:p>
          </table:table-cell>
          <table:table-cell table:formula="of:=[reversed.N5]" office:value-type="float" office:value="0.915092408657074" calcext:value-type="float">
            <text:p>0.915092408657074</text:p>
          </table:table-cell>
          <table:table-cell table:formula="of:=[reversed.P5]+[reversed.T5]" office:value-type="float" office:value="67" calcext:value-type="float">
            <text:p>67</text:p>
          </table:table-cell>
          <table:table-cell table:formula="of:=[reversed.Q5]+[reversed.U5]" office:value-type="float" office:value="0" calcext:value-type="float">
            <text:p>0</text:p>
          </table:table-cell>
        </table:table-row>
        <table:table-row table:style-name="ro1">
          <table:table-cell table:formula="of:=[reversed.B6]/1000" office:value-type="float" office:value="0.027" calcext:value-type="float">
            <text:p>0.027</text:p>
          </table:table-cell>
          <table:table-cell table:formula="of:=[reversed.M6]" office:value-type="float" office:value="0.987749993801117" calcext:value-type="float">
            <text:p>0.987749993801117</text:p>
          </table:table-cell>
          <table:table-cell table:formula="of:=[reversed.C6]/2000000000" office:value-type="float" office:value="0.286722048" calcext:value-type="float">
            <text:p>0.286722048</text:p>
          </table:table-cell>
          <table:table-cell table:formula="of:=[reversed.N6]" office:value-type="float" office:value="0.912702322006226" calcext:value-type="float">
            <text:p>0.912702322006226</text:p>
          </table:table-cell>
          <table:table-cell table:formula="of:=[reversed.P6]+[reversed.T6]" office:value-type="float" office:value="102" calcext:value-type="float">
            <text:p>102</text:p>
          </table:table-cell>
          <table:table-cell table:formula="of:=[reversed.Q6]+[reversed.U6]" office:value-type="float" office:value="0" calcext:value-type="float">
            <text:p>0</text:p>
          </table:table-cell>
        </table:table-row>
        <table:table-row table:style-name="ro1">
          <table:table-cell table:formula="of:=[reversed.B7]/1000" office:value-type="float" office:value="0.027" calcext:value-type="float">
            <text:p>0.027</text:p>
          </table:table-cell>
          <table:table-cell table:formula="of:=[reversed.M7]" office:value-type="float" office:value="0.987249970436096" calcext:value-type="float">
            <text:p>0.987249970436096</text:p>
          </table:table-cell>
          <table:table-cell table:formula="of:=[reversed.C7]/2000000000" office:value-type="float" office:value="0.271130624" calcext:value-type="float">
            <text:p>0.271130624</text:p>
          </table:table-cell>
          <table:table-cell table:formula="of:=[reversed.N7]" office:value-type="float" office:value="0.909093916416168" calcext:value-type="float">
            <text:p>0.909093916416168</text:p>
          </table:table-cell>
          <table:table-cell table:formula="of:=[reversed.P7]+[reversed.T7]" office:value-type="float" office:value="140" calcext:value-type="float">
            <text:p>140</text:p>
          </table:table-cell>
          <table:table-cell table:formula="of:=[reversed.Q7]+[reversed.U7]" office:value-type="float" office:value="0" calcext:value-type="float">
            <text:p>0</text:p>
          </table:table-cell>
        </table:table-row>
        <table:table-row table:style-name="ro1">
          <table:table-cell table:formula="of:=[reversed.B8]/1000" office:value-type="float" office:value="0.02" calcext:value-type="float">
            <text:p>0.02</text:p>
          </table:table-cell>
          <table:table-cell table:formula="of:=[reversed.M8]" office:value-type="float" office:value="0.987249970436096" calcext:value-type="float">
            <text:p>0.987249970436096</text:p>
          </table:table-cell>
          <table:table-cell table:formula="of:=[reversed.C8]/2000000000" office:value-type="float" office:value="0.258691072" calcext:value-type="float">
            <text:p>0.258691072</text:p>
          </table:table-cell>
          <table:table-cell table:formula="of:=[reversed.N8]" office:value-type="float" office:value="0.906216025352478" calcext:value-type="float">
            <text:p>0.906216025352478</text:p>
          </table:table-cell>
          <table:table-cell table:formula="of:=[reversed.P8]+[reversed.T8]" office:value-type="float" office:value="183" calcext:value-type="float">
            <text:p>183</text:p>
          </table:table-cell>
          <table:table-cell table:formula="of:=[reversed.Q8]+[reversed.U8]" office:value-type="float" office:value="0" calcext:value-type="float">
            <text:p>0</text:p>
          </table:table-cell>
        </table:table-row>
        <table:table-row table:style-name="ro1">
          <table:table-cell table:formula="of:=[reversed.B9]/1000" office:value-type="float" office:value="0.038" calcext:value-type="float">
            <text:p>0.038</text:p>
          </table:table-cell>
          <table:table-cell table:formula="of:=[reversed.M9]" office:value-type="float" office:value="0.987249970436096" calcext:value-type="float">
            <text:p>0.987249970436096</text:p>
          </table:table-cell>
          <table:table-cell table:formula="of:=[reversed.C9]/2000000000" office:value-type="float" office:value="0.250902528" calcext:value-type="float">
            <text:p>0.250902528</text:p>
          </table:table-cell>
          <table:table-cell table:formula="of:=[reversed.N9]" office:value-type="float" office:value="0.90451192855835" calcext:value-type="float">
            <text:p>0.90451192855835</text:p>
          </table:table-cell>
          <table:table-cell table:formula="of:=[reversed.P9]+[reversed.T9]" office:value-type="float" office:value="249" calcext:value-type="float">
            <text:p>249</text:p>
          </table:table-cell>
          <table:table-cell table:formula="of:=[reversed.Q9]+[reversed.U9]" office:value-type="float" office:value="0" calcext:value-type="float">
            <text:p>0</text:p>
          </table:table-cell>
        </table:table-row>
        <table:table-row table:style-name="ro1">
          <table:table-cell table:formula="of:=[reversed.B10]/1000" office:value-type="float" office:value="0.051" calcext:value-type="float">
            <text:p>0.051</text:p>
          </table:table-cell>
          <table:table-cell table:formula="of:=[reversed.M10]" office:value-type="float" office:value="0.985750019550324" calcext:value-type="float">
            <text:p>0.985750019550324</text:p>
          </table:table-cell>
          <table:table-cell table:formula="of:=[reversed.C10]/2000000000" office:value-type="float" office:value="0.238053376" calcext:value-type="float">
            <text:p>0.238053376</text:p>
          </table:table-cell>
          <table:table-cell table:formula="of:=[reversed.N10]" office:value-type="float" office:value="0.900259137153626" calcext:value-type="float">
            <text:p>0.900259137153626</text:p>
          </table:table-cell>
          <table:table-cell table:formula="of:=[reversed.P10]+[reversed.T10]" office:value-type="float" office:value="327" calcext:value-type="float">
            <text:p>327</text:p>
          </table:table-cell>
          <table:table-cell table:formula="of:=[reversed.Q10]+[reversed.U10]" office:value-type="float" office:value="0" calcext:value-type="float">
            <text:p>0</text:p>
          </table:table-cell>
        </table:table-row>
        <table:table-row table:style-name="ro1">
          <table:table-cell table:formula="of:=[reversed.B11]/1000" office:value-type="float" office:value="0.042" calcext:value-type="float">
            <text:p>0.042</text:p>
          </table:table-cell>
          <table:table-cell table:formula="of:=[reversed.M11]" office:value-type="float" office:value="0.985499978065491" calcext:value-type="float">
            <text:p>0.985499978065491</text:p>
          </table:table-cell>
          <table:table-cell table:formula="of:=[reversed.C11]/2000000000" office:value-type="float" office:value="0.220045312" calcext:value-type="float">
            <text:p>0.220045312</text:p>
          </table:table-cell>
          <table:table-cell table:formula="of:=[reversed.N11]" office:value-type="float" office:value="0.897232055664063" calcext:value-type="float">
            <text:p>0.897232055664063</text:p>
          </table:table-cell>
          <table:table-cell table:formula="of:=[reversed.P11]+[reversed.T11]" office:value-type="float" office:value="413" calcext:value-type="float">
            <text:p>413</text:p>
          </table:table-cell>
          <table:table-cell table:formula="of:=[reversed.Q11]+[reversed.U11]" office:value-type="float" office:value="0" calcext:value-type="float">
            <text:p>0</text:p>
          </table:table-cell>
        </table:table-row>
        <table:table-row table:style-name="ro1">
          <table:table-cell table:formula="of:=[reversed.B12]/1000" office:value-type="float" office:value="0.072" calcext:value-type="float">
            <text:p>0.072</text:p>
          </table:table-cell>
          <table:table-cell table:formula="of:=[reversed.M12]" office:value-type="float" office:value="0.985750019550324" calcext:value-type="float">
            <text:p>0.985750019550324</text:p>
          </table:table-cell>
          <table:table-cell table:formula="of:=[reversed.C12]/2000000000" office:value-type="float" office:value="0.209723392" calcext:value-type="float">
            <text:p>0.209723392</text:p>
          </table:table-cell>
          <table:table-cell table:formula="of:=[reversed.N12]" office:value-type="float" office:value="0.894866406917572" calcext:value-type="float">
            <text:p>0.894866406917572</text:p>
          </table:table-cell>
          <table:table-cell table:formula="of:=[reversed.P12]+[reversed.T12]" office:value-type="float" office:value="546" calcext:value-type="float">
            <text:p>546</text:p>
          </table:table-cell>
          <table:table-cell table:formula="of:=[reversed.Q12]+[reversed.U12]" office:value-type="float" office:value="0" calcext:value-type="float">
            <text:p>0</text:p>
          </table:table-cell>
        </table:table-row>
        <table:table-row table:style-name="ro1">
          <table:table-cell table:formula="of:=[reversed.B13]/1000" office:value-type="float" office:value="0.083" calcext:value-type="float">
            <text:p>0.083</text:p>
          </table:table-cell>
          <table:table-cell table:formula="of:=[reversed.M13]" office:value-type="float" office:value="0.983749985694885" calcext:value-type="float">
            <text:p>0.983749985694885</text:p>
          </table:table-cell>
          <table:table-cell table:formula="of:=[reversed.C13]/2000000000" office:value-type="float" office:value="0.202612736" calcext:value-type="float">
            <text:p>0.202612736</text:p>
          </table:table-cell>
          <table:table-cell table:formula="of:=[reversed.N13]" office:value-type="float" office:value="0.893649578094482" calcext:value-type="float">
            <text:p>0.893649578094482</text:p>
          </table:table-cell>
          <table:table-cell table:formula="of:=[reversed.P13]+[reversed.T13]" office:value-type="float" office:value="701" calcext:value-type="float">
            <text:p>701</text:p>
          </table:table-cell>
          <table:table-cell table:formula="of:=[reversed.Q13]+[reversed.U13]" office:value-type="float" office:value="0" calcext:value-type="float">
            <text:p>0</text:p>
          </table:table-cell>
        </table:table-row>
        <table:table-row table:style-name="ro1">
          <table:table-cell table:formula="of:=[reversed.B14]/1000" office:value-type="float" office:value="0.092" calcext:value-type="float">
            <text:p>0.092</text:p>
          </table:table-cell>
          <table:table-cell table:formula="of:=[reversed.M14]" office:value-type="float" office:value="0.982749998569488" calcext:value-type="float">
            <text:p>0.982749998569488</text:p>
          </table:table-cell>
          <table:table-cell table:formula="of:=[reversed.C14]/2000000000" office:value-type="float" office:value="0.208136192" calcext:value-type="float">
            <text:p>0.208136192</text:p>
          </table:table-cell>
          <table:table-cell table:formula="of:=[reversed.N14]" office:value-type="float" office:value="0.895292103290558" calcext:value-type="float">
            <text:p>0.895292103290558</text:p>
          </table:table-cell>
          <table:table-cell table:formula="of:=[reversed.P14]+[reversed.T14]" office:value-type="float" office:value="886" calcext:value-type="float">
            <text:p>886</text:p>
          </table:table-cell>
          <table:table-cell table:formula="of:=[reversed.Q14]+[reversed.U14]" office:value-type="float" office:value="0" calcext:value-type="float">
            <text:p>0</text:p>
          </table:table-cell>
        </table:table-row>
        <table:table-row table:style-name="ro1">
          <table:table-cell table:formula="of:=[reversed.B15]/1000" office:value-type="float" office:value="0.191" calcext:value-type="float">
            <text:p>0.191</text:p>
          </table:table-cell>
          <table:table-cell table:formula="of:=[reversed.M15]" office:value-type="float" office:value="0.981750011444092" calcext:value-type="float">
            <text:p>0.981750011444092</text:p>
          </table:table-cell>
          <table:table-cell table:formula="of:=[reversed.C15]/2000000000" office:value-type="float" office:value="0.217737216" calcext:value-type="float">
            <text:p>0.217737216</text:p>
          </table:table-cell>
          <table:table-cell table:formula="of:=[reversed.N15]" office:value-type="float" office:value="0.900850176811218" calcext:value-type="float">
            <text:p>0.900850176811218</text:p>
          </table:table-cell>
          <table:table-cell table:formula="of:=[reversed.P15]+[reversed.T15]" office:value-type="float" office:value="1212" calcext:value-type="float">
            <text:p>1212</text:p>
          </table:table-cell>
          <table:table-cell table:formula="of:=[reversed.Q15]+[reversed.U15]" office:value-type="float" office:value="3" calcext:value-type="float">
            <text:p>3</text:p>
          </table:table-cell>
        </table:table-row>
        <table:table-row table:style-name="ro1">
          <table:table-cell table:formula="of:=[reversed.B16]/1000" office:value-type="float" office:value="0.199" calcext:value-type="float">
            <text:p>0.199</text:p>
          </table:table-cell>
          <table:table-cell table:formula="of:=[reversed.M16]" office:value-type="float" office:value="0.976000010967254" calcext:value-type="float">
            <text:p>0.976000010967254</text:p>
          </table:table-cell>
          <table:table-cell table:formula="of:=[reversed.C16]/2000000000" office:value-type="float" office:value="0.23600128" calcext:value-type="float">
            <text:p>0.23600128</text:p>
          </table:table-cell>
          <table:table-cell table:formula="of:=[reversed.N16]" office:value-type="float" office:value="0.904350936412811" calcext:value-type="float">
            <text:p>0.904350936412811</text:p>
          </table:table-cell>
          <table:table-cell table:formula="of:=[reversed.P16]+[reversed.T16]" office:value-type="float" office:value="1599" calcext:value-type="float">
            <text:p>1599</text:p>
          </table:table-cell>
          <table:table-cell table:formula="of:=[reversed.Q16]+[reversed.U16]" office:value-type="float" office:value="3" calcext:value-type="float">
            <text:p>3</text:p>
          </table:table-cell>
        </table:table-row>
        <table:table-row table:style-name="ro1">
          <table:table-cell table:formula="of:=[reversed.B17]/1000" office:value-type="float" office:value="0.193" calcext:value-type="float">
            <text:p>0.193</text:p>
          </table:table-cell>
          <table:table-cell table:formula="of:=[reversed.M17]" office:value-type="float" office:value="0.975000023841858" calcext:value-type="float">
            <text:p>0.975000023841858</text:p>
          </table:table-cell>
          <table:table-cell table:formula="of:=[reversed.C17]/2000000000" office:value-type="float" office:value="0.254052352" calcext:value-type="float">
            <text:p>0.254052352</text:p>
          </table:table-cell>
          <table:table-cell table:formula="of:=[reversed.N17]" office:value-type="float" office:value="0.908653080463409" calcext:value-type="float">
            <text:p>0.908653080463409</text:p>
          </table:table-cell>
          <table:table-cell table:formula="of:=[reversed.P17]+[reversed.T17]" office:value-type="float" office:value="2041" calcext:value-type="float">
            <text:p>2041</text:p>
          </table:table-cell>
          <table:table-cell table:formula="of:=[reversed.Q17]+[reversed.U17]" office:value-type="float" office:value="8" calcext:value-type="float">
            <text:p>8</text:p>
          </table:table-cell>
        </table:table-row>
        <table:table-row table:style-name="ro1">
          <table:table-cell table:formula="of:=[reversed.B18]/1000" office:value-type="float" office:value="0.293" calcext:value-type="float">
            <text:p>0.293</text:p>
          </table:table-cell>
          <table:table-cell table:formula="of:=[reversed.M18]" office:value-type="float" office:value="0.973999977111816" calcext:value-type="float">
            <text:p>0.973999977111816</text:p>
          </table:table-cell>
          <table:table-cell table:formula="of:=[reversed.C18]/2000000000" office:value-type="float" office:value="0.270487552" calcext:value-type="float">
            <text:p>0.270487552</text:p>
          </table:table-cell>
          <table:table-cell table:formula="of:=[reversed.N18]" office:value-type="float" office:value="0.913446009159088" calcext:value-type="float">
            <text:p>0.913446009159088</text:p>
          </table:table-cell>
          <table:table-cell table:formula="of:=[reversed.P18]+[reversed.T18]" office:value-type="float" office:value="2701" calcext:value-type="float">
            <text:p>2701</text:p>
          </table:table-cell>
          <table:table-cell table:formula="of:=[reversed.Q18]+[reversed.U18]" office:value-type="float" office:value="15" calcext:value-type="float">
            <text:p>15</text:p>
          </table:table-cell>
        </table:table-row>
        <table:table-row table:style-name="ro1">
          <table:table-cell table:formula="of:=[reversed.B19]/1000" office:value-type="float" office:value="0.356" calcext:value-type="float">
            <text:p>0.356</text:p>
          </table:table-cell>
          <table:table-cell table:formula="of:=[reversed.M19]" office:value-type="float" office:value="0.96450001001358" calcext:value-type="float">
            <text:p>0.96450001001358</text:p>
          </table:table-cell>
          <table:table-cell table:formula="of:=[reversed.C19]/2000000000" office:value-type="float" office:value="0.305764352" calcext:value-type="float">
            <text:p>0.305764352</text:p>
          </table:table-cell>
          <table:table-cell table:formula="of:=[reversed.N19]" office:value-type="float" office:value="0.922191202640533" calcext:value-type="float">
            <text:p>0.922191202640533</text:p>
          </table:table-cell>
          <table:table-cell table:formula="of:=[reversed.P19]+[reversed.T19]" office:value-type="float" office:value="3471" calcext:value-type="float">
            <text:p>3471</text:p>
          </table:table-cell>
          <table:table-cell table:formula="of:=[reversed.Q19]+[reversed.U19]" office:value-type="float" office:value="17" calcext:value-type="float">
            <text:p>17</text:p>
          </table:table-cell>
        </table:table-row>
        <table:table-row table:style-name="ro1">
          <table:table-cell table:formula="of:=[reversed.B20]/1000" office:value-type="float" office:value="0.334" calcext:value-type="float">
            <text:p>0.334</text:p>
          </table:table-cell>
          <table:table-cell table:formula="of:=[reversed.M20]" office:value-type="float" office:value="0.961499989032745" calcext:value-type="float">
            <text:p>0.961499989032745</text:p>
          </table:table-cell>
          <table:table-cell table:formula="of:=[reversed.C20]/2000000000" office:value-type="float" office:value="0.348485632" calcext:value-type="float">
            <text:p>0.348485632</text:p>
          </table:table-cell>
          <table:table-cell table:formula="of:=[reversed.N20]" office:value-type="float" office:value="0.932424306869507" calcext:value-type="float">
            <text:p>0.932424306869507</text:p>
          </table:table-cell>
          <table:table-cell table:formula="of:=[reversed.P20]+[reversed.T20]" office:value-type="float" office:value="4274" calcext:value-type="float">
            <text:p>4274</text:p>
          </table:table-cell>
          <table:table-cell table:formula="of:=[reversed.Q20]+[reversed.U20]" office:value-type="float" office:value="25" calcext:value-type="float">
            <text:p>25</text:p>
          </table:table-cell>
        </table:table-row>
        <table:table-row table:style-name="ro1">
          <table:table-cell table:formula="of:=[reversed.B21]/1000" office:value-type="float" office:value="0.372" calcext:value-type="float">
            <text:p>0.372</text:p>
          </table:table-cell>
          <table:table-cell table:formula="of:=[reversed.M21]" office:value-type="float" office:value="0.960749983787537" calcext:value-type="float">
            <text:p>0.960749983787537</text:p>
          </table:table-cell>
          <table:table-cell table:formula="of:=[reversed.C21]/2000000000" office:value-type="float" office:value="0.39042048" calcext:value-type="float">
            <text:p>0.39042048</text:p>
          </table:table-cell>
          <table:table-cell table:formula="of:=[reversed.N21]" office:value-type="float" office:value="0.942865371704102" calcext:value-type="float">
            <text:p>0.942865371704102</text:p>
          </table:table-cell>
          <table:table-cell table:formula="of:=[reversed.P21]+[reversed.T21]" office:value-type="float" office:value="5309" calcext:value-type="float">
            <text:p>5309</text:p>
          </table:table-cell>
          <table:table-cell table:formula="of:=[reversed.Q21]+[reversed.U21]" office:value-type="float" office:value="36" calcext:value-type="float">
            <text:p>36</text:p>
          </table:table-cell>
        </table:table-row>
        <table:table-row table:style-name="ro1">
          <table:table-cell table:formula="of:=[reversed.B22]/1000" office:value-type="float" office:value="0.392" calcext:value-type="float">
            <text:p>0.392</text:p>
          </table:table-cell>
          <table:table-cell table:formula="of:=[reversed.M22]" office:value-type="float" office:value="0.954500019550324" calcext:value-type="float">
            <text:p>0.954500019550324</text:p>
          </table:table-cell>
          <table:table-cell table:formula="of:=[reversed.C22]/2000000000" office:value-type="float" office:value="0.420358144" calcext:value-type="float">
            <text:p>0.420358144</text:p>
          </table:table-cell>
          <table:table-cell table:formula="of:=[reversed.N22]" office:value-type="float" office:value="0.945361137390137" calcext:value-type="float">
            <text:p>0.945361137390137</text:p>
          </table:table-cell>
          <table:table-cell table:formula="of:=[reversed.P22]+[reversed.T22]" office:value-type="float" office:value="6420" calcext:value-type="float">
            <text:p>6420</text:p>
          </table:table-cell>
          <table:table-cell table:formula="of:=[reversed.Q22]+[reversed.U22]" office:value-type="float" office:value="73" calcext:value-type="float">
            <text:p>73</text:p>
          </table:table-cell>
        </table:table-row>
        <table:table-row table:style-name="ro1">
          <table:table-cell table:formula="of:=[reversed.B23]/1000" office:value-type="float" office:value="0.414" calcext:value-type="float">
            <text:p>0.414</text:p>
          </table:table-cell>
          <table:table-cell table:formula="of:=[reversed.M23]" office:value-type="float" office:value="0.954500019550324" calcext:value-type="float">
            <text:p>0.954500019550324</text:p>
          </table:table-cell>
          <table:table-cell table:formula="of:=[reversed.C23]/2000000000" office:value-type="float" office:value="0.483438592" calcext:value-type="float">
            <text:p>0.483438592</text:p>
          </table:table-cell>
          <table:table-cell table:formula="of:=[reversed.N23]" office:value-type="float" office:value="0.947858870029449" calcext:value-type="float">
            <text:p>0.947858870029449</text:p>
          </table:table-cell>
          <table:table-cell table:formula="of:=[reversed.P23]+[reversed.T23]" office:value-type="float" office:value="7488" calcext:value-type="float">
            <text:p>7488</text:p>
          </table:table-cell>
          <table:table-cell table:formula="of:=[reversed.Q23]+[reversed.U23]" office:value-type="float" office:value="182" calcext:value-type="float">
            <text:p>182</text:p>
          </table:table-cell>
        </table:table-row>
        <table:table-row table:style-name="ro1">
          <table:table-cell table:formula="of:=[reversed.B24]/1000" office:value-type="float" office:value="0.425" calcext:value-type="float">
            <text:p>0.425</text:p>
          </table:table-cell>
          <table:table-cell table:formula="of:=[reversed.M24]" office:value-type="float" office:value="0.954249978065491" calcext:value-type="float">
            <text:p>0.954249978065491</text:p>
          </table:table-cell>
          <table:table-cell table:formula="of:=[reversed.C24]/2000000000" office:value-type="float" office:value="0.514684928" calcext:value-type="float">
            <text:p>0.514684928</text:p>
          </table:table-cell>
          <table:table-cell table:formula="of:=[reversed.N24]" office:value-type="float" office:value="0.944857716560364" calcext:value-type="float">
            <text:p>0.944857716560364</text:p>
          </table:table-cell>
          <table:table-cell table:formula="of:=[reversed.P24]+[reversed.T24]" office:value-type="float" office:value="8716" calcext:value-type="float">
            <text:p>8716</text:p>
          </table:table-cell>
          <table:table-cell table:formula="of:=[reversed.Q24]+[reversed.U24]" office:value-type="float" office:value="342" calcext:value-type="float">
            <text:p>342</text:p>
          </table:table-cell>
        </table:table-row>
        <table:table-row table:style-name="ro1">
          <table:table-cell table:formula="of:=[reversed.B25]/1000" office:value-type="float" office:value="0.436" calcext:value-type="float">
            <text:p>0.436</text:p>
          </table:table-cell>
          <table:table-cell table:formula="of:=[reversed.M25]" office:value-type="float" office:value="0.949999988079071" calcext:value-type="float">
            <text:p>0.949999988079071</text:p>
          </table:table-cell>
          <table:table-cell table:formula="of:=[reversed.C25]/2000000000" office:value-type="float" office:value="0.515391488" calcext:value-type="float">
            <text:p>0.515391488</text:p>
          </table:table-cell>
          <table:table-cell table:formula="of:=[reversed.N25]" office:value-type="float" office:value="0.945411562919617" calcext:value-type="float">
            <text:p>0.945411562919617</text:p>
          </table:table-cell>
          <table:table-cell table:formula="of:=[reversed.P25]+[reversed.T25]" office:value-type="float" office:value="10060" calcext:value-type="float">
            <text:p>10060</text:p>
          </table:table-cell>
          <table:table-cell table:formula="of:=[reversed.Q25]+[reversed.U25]" office:value-type="float" office:value="507" calcext:value-type="float">
            <text:p>507</text:p>
          </table:table-cell>
        </table:table-row>
        <table:table-row table:style-name="ro1">
          <table:table-cell table:formula="of:=[reversed.B26]/1000" office:value-type="float" office:value="0.439" calcext:value-type="float">
            <text:p>0.439</text:p>
          </table:table-cell>
          <table:table-cell table:formula="of:=[reversed.M26]" office:value-type="float" office:value="0.948499977588654" calcext:value-type="float">
            <text:p>0.948499977588654</text:p>
          </table:table-cell>
          <table:table-cell table:formula="of:=[reversed.C26]/2000000000" office:value-type="float" office:value="0.516061184" calcext:value-type="float">
            <text:p>0.516061184</text:p>
          </table:table-cell>
          <table:table-cell table:formula="of:=[reversed.N26]" office:value-type="float" office:value="0.947541832923889" calcext:value-type="float">
            <text:p>0.947541832923889</text:p>
          </table:table-cell>
          <table:table-cell table:formula="of:=[reversed.P26]+[reversed.T26]" office:value-type="float" office:value="11361" calcext:value-type="float">
            <text:p>11361</text:p>
          </table:table-cell>
          <table:table-cell table:formula="of:=[reversed.Q26]+[reversed.U26]" office:value-type="float" office:value="750" calcext:value-type="float">
            <text:p>750</text:p>
          </table:table-cell>
        </table:table-row>
        <table:table-row table:style-name="ro1">
          <table:table-cell table:formula="of:=[reversed.B27]/1000" office:value-type="float" office:value="0.436" calcext:value-type="float">
            <text:p>0.436</text:p>
          </table:table-cell>
          <table:table-cell table:formula="of:=[reversed.M27]" office:value-type="float" office:value="0.948000013828278" calcext:value-type="float">
            <text:p>0.948000013828278</text:p>
          </table:table-cell>
          <table:table-cell table:formula="of:=[reversed.C27]/2000000000" office:value-type="float" office:value="0.516366336" calcext:value-type="float">
            <text:p>0.516366336</text:p>
          </table:table-cell>
          <table:table-cell table:formula="of:=[reversed.N27]" office:value-type="float" office:value="0.945998668670654" calcext:value-type="float">
            <text:p>0.945998668670654</text:p>
          </table:table-cell>
          <table:table-cell table:formula="of:=[reversed.P27]+[reversed.T27]" office:value-type="float" office:value="12792" calcext:value-type="float">
            <text:p>12792</text:p>
          </table:table-cell>
          <table:table-cell table:formula="of:=[reversed.Q27]+[reversed.U27]" office:value-type="float" office:value="1084" calcext:value-type="float">
            <text:p>1084</text:p>
          </table:table-cell>
        </table:table-row>
        <table:table-row table:style-name="ro1">
          <table:table-cell table:formula="of:=[reversed.B28]/1000" office:value-type="float" office:value="0.436" calcext:value-type="float">
            <text:p>0.436</text:p>
          </table:table-cell>
          <table:table-cell table:formula="of:=[reversed.M28]" office:value-type="float" office:value="0.946749985218048" calcext:value-type="float">
            <text:p>0.946749985218048</text:p>
          </table:table-cell>
          <table:table-cell table:formula="of:=[reversed.C28]/2000000000" office:value-type="float" office:value="0.516163584" calcext:value-type="float">
            <text:p>0.516163584</text:p>
          </table:table-cell>
          <table:table-cell table:formula="of:=[reversed.N28]" office:value-type="float" office:value="0.946300029754639" calcext:value-type="float">
            <text:p>0.946300029754639</text:p>
          </table:table-cell>
          <table:table-cell table:formula="of:=[reversed.P28]+[reversed.T28]" office:value-type="float" office:value="13541" calcext:value-type="float">
            <text:p>13541</text:p>
          </table:table-cell>
          <table:table-cell table:formula="of:=[reversed.Q28]+[reversed.U28]" office:value-type="float" office:value="1271" calcext:value-type="float">
            <text:p>1271</text:p>
          </table:table-cell>
        </table:table-row>
        <table:table-row table:style-name="ro1">
          <table:table-cell table:formula="of:=[reversed.B29]/1000" office:value-type="float" office:value="0.442" calcext:value-type="float">
            <text:p>0.442</text:p>
          </table:table-cell>
          <table:table-cell table:formula="of:=[reversed.M29]" office:value-type="float" office:value="0.947749972343445" calcext:value-type="float">
            <text:p>0.947749972343445</text:p>
          </table:table-cell>
          <table:table-cell table:formula="of:=[reversed.C29]/2000000000" office:value-type="float" office:value="0.51695616" calcext:value-type="float">
            <text:p>0.51695616</text:p>
          </table:table-cell>
          <table:table-cell table:formula="of:=[reversed.N29]" office:value-type="float" office:value="0.946566224098206" calcext:value-type="float">
            <text:p>0.946566224098206</text:p>
          </table:table-cell>
          <table:table-cell table:formula="of:=[reversed.P29]+[reversed.T29]" office:value-type="float" office:value="14942" calcext:value-type="float">
            <text:p>14942</text:p>
          </table:table-cell>
          <table:table-cell table:formula="of:=[reversed.Q29]+[reversed.U29]" office:value-type="float" office:value="1764" calcext:value-type="float">
            <text:p>1764</text:p>
          </table:table-cell>
        </table:table-row>
        <table:table-row table:style-name="ro1">
          <table:table-cell table:formula="of:=[reversed.B30]/1000" office:value-type="float" office:value="0.438" calcext:value-type="float">
            <text:p>0.438</text:p>
          </table:table-cell>
          <table:table-cell table:formula="of:=[reversed.M30]" office:value-type="float" office:value="0.945249974727631" calcext:value-type="float">
            <text:p>0.945249974727631</text:p>
          </table:table-cell>
          <table:table-cell table:formula="of:=[reversed.C30]/2000000000" office:value-type="float" office:value="0.516866048" calcext:value-type="float">
            <text:p>0.516866048</text:p>
          </table:table-cell>
          <table:table-cell table:formula="of:=[reversed.N30]" office:value-type="float" office:value="0.94825667142868" calcext:value-type="float">
            <text:p>0.94825667142868</text:p>
          </table:table-cell>
          <table:table-cell table:formula="of:=[reversed.P30]+[reversed.T30]" office:value-type="float" office:value="16377" calcext:value-type="float">
            <text:p>16377</text:p>
          </table:table-cell>
          <table:table-cell table:formula="of:=[reversed.Q30]+[reversed.U30]" office:value-type="float" office:value="2345" calcext:value-type="float">
            <text:p>2345</text:p>
          </table:table-cell>
        </table:table-row>
        <table:table-row table:style-name="ro1">
          <table:table-cell table:formula="of:=[reversed.B31]/1000" office:value-type="float" office:value="0.443" calcext:value-type="float">
            <text:p>0.443</text:p>
          </table:table-cell>
          <table:table-cell table:formula="of:=[reversed.M31]" office:value-type="float" office:value="0.945249974727631" calcext:value-type="float">
            <text:p>0.945249974727631</text:p>
          </table:table-cell>
          <table:table-cell table:formula="of:=[reversed.C31]/2000000000" office:value-type="float" office:value="0.516612096" calcext:value-type="float">
            <text:p>0.516612096</text:p>
          </table:table-cell>
          <table:table-cell table:formula="of:=[reversed.N31]" office:value-type="float" office:value="0.947064280509949" calcext:value-type="float">
            <text:p>0.947064280509949</text:p>
          </table:table-cell>
          <table:table-cell table:formula="of:=[reversed.P31]+[reversed.T31]" office:value-type="float" office:value="17879" calcext:value-type="float">
            <text:p>17879</text:p>
          </table:table-cell>
          <table:table-cell table:formula="of:=[reversed.Q31]+[reversed.U31]" office:value-type="float" office:value="3111" calcext:value-type="float">
            <text:p>3111</text:p>
          </table:table-cell>
        </table:table-row>
        <table:table-row table:style-name="ro1">
          <table:table-cell table:formula="of:=[reversed.B32]/1000" office:value-type="float" office:value="0.436" calcext:value-type="float">
            <text:p>0.436</text:p>
          </table:table-cell>
          <table:table-cell table:formula="of:=[reversed.M32]" office:value-type="float" office:value="0.945500016212463" calcext:value-type="float">
            <text:p>0.945500016212463</text:p>
          </table:table-cell>
          <table:table-cell table:formula="of:=[reversed.C32]/2000000000" office:value-type="float" office:value="0.5169664" calcext:value-type="float">
            <text:p>0.5169664</text:p>
          </table:table-cell>
          <table:table-cell table:formula="of:=[reversed.N32]" office:value-type="float" office:value="0.947280585765839" calcext:value-type="float">
            <text:p>0.947280585765839</text:p>
          </table:table-cell>
          <table:table-cell table:formula="of:=[reversed.P32]+[reversed.T32]" office:value-type="float" office:value="19308" calcext:value-type="float">
            <text:p>19308</text:p>
          </table:table-cell>
          <table:table-cell table:formula="of:=[reversed.Q32]+[reversed.U32]" office:value-type="float" office:value="3948" calcext:value-type="float">
            <text:p>3948</text:p>
          </table:table-cell>
        </table:table-row>
        <table:table-row table:style-name="ro1">
          <table:table-cell table:formula="of:=[reversed.B33]/1000" office:value-type="float" office:value="0.439" calcext:value-type="float">
            <text:p>0.439</text:p>
          </table:table-cell>
          <table:table-cell table:formula="of:=[reversed.M33]" office:value-type="float" office:value="0.947749972343445" calcext:value-type="float">
            <text:p>0.947749972343445</text:p>
          </table:table-cell>
          <table:table-cell table:formula="of:=[reversed.C33]/2000000000" office:value-type="float" office:value="0.515346432" calcext:value-type="float">
            <text:p>0.515346432</text:p>
          </table:table-cell>
          <table:table-cell table:formula="of:=[reversed.N33]" office:value-type="float" office:value="0.944070935249329" calcext:value-type="float">
            <text:p>0.944070935249329</text:p>
          </table:table-cell>
          <table:table-cell table:formula="of:=[reversed.P33]+[reversed.T33]" office:value-type="float" office:value="20696" calcext:value-type="float">
            <text:p>20696</text:p>
          </table:table-cell>
          <table:table-cell table:formula="of:=[reversed.Q33]+[reversed.U33]" office:value-type="float" office:value="4977" calcext:value-type="float">
            <text:p>4977</text:p>
          </table:table-cell>
        </table:table-row>
        <table:table-row table:style-name="ro1">
          <table:table-cell table:formula="of:=[reversed.B34]/1000" office:value-type="float" office:value="0.44" calcext:value-type="float">
            <text:p>0.44</text:p>
          </table:table-cell>
          <table:table-cell table:formula="of:=[reversed.M34]" office:value-type="float" office:value="0.947250008583069" calcext:value-type="float">
            <text:p>0.947250008583069</text:p>
          </table:table-cell>
          <table:table-cell table:formula="of:=[reversed.C34]/2000000000" office:value-type="float" office:value="0.515780608" calcext:value-type="float">
            <text:p>0.515780608</text:p>
          </table:table-cell>
          <table:table-cell table:formula="of:=[reversed.N34]" office:value-type="float" office:value="0.946184575557709" calcext:value-type="float">
            <text:p>0.946184575557709</text:p>
          </table:table-cell>
          <table:table-cell table:formula="of:=[reversed.P34]+[reversed.T34]" office:value-type="float" office:value="22183" calcext:value-type="float">
            <text:p>22183</text:p>
          </table:table-cell>
          <table:table-cell table:formula="of:=[reversed.Q34]+[reversed.U34]" office:value-type="float" office:value="6160" calcext:value-type="float">
            <text:p>6160</text:p>
          </table:table-cell>
        </table:table-row>
        <table:table-row table:style-name="ro1">
          <table:table-cell table:formula="of:=[reversed.B35]/1000" office:value-type="float" office:value="0.438" calcext:value-type="float">
            <text:p>0.438</text:p>
          </table:table-cell>
          <table:table-cell table:formula="of:=[reversed.M35]" office:value-type="float" office:value="0.946250021457672" calcext:value-type="float">
            <text:p>0.946250021457672</text:p>
          </table:table-cell>
          <table:table-cell table:formula="of:=[reversed.C35]/2000000000" office:value-type="float" office:value="0.515827712" calcext:value-type="float">
            <text:p>0.515827712</text:p>
          </table:table-cell>
          <table:table-cell table:formula="of:=[reversed.N35]" office:value-type="float" office:value="0.94466245174408" calcext:value-type="float">
            <text:p>0.94466245174408</text:p>
          </table:table-cell>
          <table:table-cell table:formula="of:=[reversed.P35]+[reversed.T35]" office:value-type="float" office:value="23582" calcext:value-type="float">
            <text:p>23582</text:p>
          </table:table-cell>
          <table:table-cell table:formula="of:=[reversed.Q35]+[reversed.U35]" office:value-type="float" office:value="7416" calcext:value-type="float">
            <text:p>7416</text:p>
          </table:table-cell>
        </table:table-row>
        <table:table-row table:style-name="ro1">
          <table:table-cell table:formula="of:=[reversed.B36]/1000" office:value-type="float" office:value="0.43" calcext:value-type="float">
            <text:p>0.43</text:p>
          </table:table-cell>
          <table:table-cell table:formula="of:=[reversed.M36]" office:value-type="float" office:value="0.947749972343445" calcext:value-type="float">
            <text:p>0.947749972343445</text:p>
          </table:table-cell>
          <table:table-cell table:formula="of:=[reversed.C36]/2000000000" office:value-type="float" office:value="0.51582976" calcext:value-type="float">
            <text:p>0.51582976</text:p>
          </table:table-cell>
          <table:table-cell table:formula="of:=[reversed.N36]" office:value-type="float" office:value="0.944883644580841" calcext:value-type="float">
            <text:p>0.944883644580841</text:p>
          </table:table-cell>
          <table:table-cell table:formula="of:=[reversed.P36]+[reversed.T36]" office:value-type="float" office:value="24928" calcext:value-type="float">
            <text:p>24928</text:p>
          </table:table-cell>
          <table:table-cell table:formula="of:=[reversed.Q36]+[reversed.U36]" office:value-type="float" office:value="8914" calcext:value-type="float">
            <text:p>8914</text:p>
          </table:table-cell>
        </table:table-row>
        <table:table-row table:style-name="ro1">
          <table:table-cell table:formula="of:=[reversed.B37]/1000" office:value-type="float" office:value="0.444" calcext:value-type="float">
            <text:p>0.444</text:p>
          </table:table-cell>
          <table:table-cell table:formula="of:=[reversed.M37]" office:value-type="float" office:value="0.94650000333786" calcext:value-type="float">
            <text:p>0.94650000333786</text:p>
          </table:table-cell>
          <table:table-cell table:formula="of:=[reversed.C37]/2000000000" office:value-type="float" office:value="0.515823616" calcext:value-type="float">
            <text:p>0.515823616</text:p>
          </table:table-cell>
          <table:table-cell table:formula="of:=[reversed.N37]" office:value-type="float" office:value="0.945132672786713" calcext:value-type="float">
            <text:p>0.945132672786713</text:p>
          </table:table-cell>
          <table:table-cell table:formula="of:=[reversed.P37]+[reversed.T37]" office:value-type="float" office:value="26317" calcext:value-type="float">
            <text:p>26317</text:p>
          </table:table-cell>
          <table:table-cell table:formula="of:=[reversed.Q37]+[reversed.U37]" office:value-type="float" office:value="10621" calcext:value-type="float">
            <text:p>10621</text:p>
          </table:table-cell>
        </table:table-row>
        <table:table-row table:style-name="ro1">
          <table:table-cell table:formula="of:=[reversed.B38]/1000" office:value-type="float" office:value="0.435" calcext:value-type="float">
            <text:p>0.435</text:p>
          </table:table-cell>
          <table:table-cell table:formula="of:=[reversed.M38]" office:value-type="float" office:value="0.947499990463257" calcext:value-type="float">
            <text:p>0.947499990463257</text:p>
          </table:table-cell>
          <table:table-cell table:formula="of:=[reversed.C38]/2000000000" office:value-type="float" office:value="0.516098048" calcext:value-type="float">
            <text:p>0.516098048</text:p>
          </table:table-cell>
          <table:table-cell table:formula="of:=[reversed.N38]" office:value-type="float" office:value="0.945374369621277" calcext:value-type="float">
            <text:p>0.945374369621277</text:p>
          </table:table-cell>
          <table:table-cell table:formula="of:=[reversed.P38]+[reversed.T38]" office:value-type="float" office:value="27515" calcext:value-type="float">
            <text:p>27515</text:p>
          </table:table-cell>
          <table:table-cell table:formula="of:=[reversed.Q38]+[reversed.U38]" office:value-type="float" office:value="12489" calcext:value-type="float">
            <text:p>12489</text:p>
          </table:table-cell>
        </table:table-row>
        <table:table-row table:style-name="ro1">
          <table:table-cell table:formula="of:=[reversed.B39]/1000" office:value-type="float" office:value="0.417" calcext:value-type="float">
            <text:p>0.417</text:p>
          </table:table-cell>
          <table:table-cell table:formula="of:=[reversed.M39]" office:value-type="float" office:value="0.948750019073486" calcext:value-type="float">
            <text:p>0.948750019073486</text:p>
          </table:table-cell>
          <table:table-cell table:formula="of:=[reversed.C39]/2000000000" office:value-type="float" office:value="0.516698112" calcext:value-type="float">
            <text:p>0.516698112</text:p>
          </table:table-cell>
          <table:table-cell table:formula="of:=[reversed.N39]" office:value-type="float" office:value="0.945706069469452" calcext:value-type="float">
            <text:p>0.945706069469452</text:p>
          </table:table-cell>
          <table:table-cell table:formula="of:=[reversed.P39]+[reversed.T39]" office:value-type="float" office:value="28671" calcext:value-type="float">
            <text:p>28671</text:p>
          </table:table-cell>
          <table:table-cell table:formula="of:=[reversed.Q39]+[reversed.U39]" office:value-type="float" office:value="14692" calcext:value-type="float">
            <text:p>14692</text:p>
          </table:table-cell>
        </table:table-row>
        <table:table-row table:style-name="ro1">
          <table:table-cell table:formula="of:=[reversed.B40]/1000" office:value-type="float" office:value="0.44" calcext:value-type="float">
            <text:p>0.44</text:p>
          </table:table-cell>
          <table:table-cell table:formula="of:=[reversed.M40]" office:value-type="float" office:value="0.949750006198883" calcext:value-type="float">
            <text:p>0.949750006198883</text:p>
          </table:table-cell>
          <table:table-cell table:formula="of:=[reversed.C40]/2000000000" office:value-type="float" office:value="0.516663296" calcext:value-type="float">
            <text:p>0.516663296</text:p>
          </table:table-cell>
          <table:table-cell table:formula="of:=[reversed.N40]" office:value-type="float" office:value="0.945985436439514" calcext:value-type="float">
            <text:p>0.945985436439514</text:p>
          </table:table-cell>
          <table:table-cell table:formula="of:=[reversed.P40]+[reversed.T40]" office:value-type="float" office:value="30097" calcext:value-type="float">
            <text:p>30097</text:p>
          </table:table-cell>
          <table:table-cell table:formula="of:=[reversed.Q40]+[reversed.U40]" office:value-type="float" office:value="17107" calcext:value-type="float">
            <text:p>17107</text:p>
          </table:table-cell>
        </table:table-row>
        <table:table-row table:style-name="ro1">
          <table:table-cell table:formula="of:=[reversed.B41]/1000" office:value-type="float" office:value="0.441" calcext:value-type="float">
            <text:p>0.441</text:p>
          </table:table-cell>
          <table:table-cell table:formula="of:=[reversed.M41]" office:value-type="float" office:value="0.946749985218048" calcext:value-type="float">
            <text:p>0.946749985218048</text:p>
          </table:table-cell>
          <table:table-cell table:formula="of:=[reversed.C41]/2000000000" office:value-type="float" office:value="0.517320704" calcext:value-type="float">
            <text:p>0.517320704</text:p>
          </table:table-cell>
          <table:table-cell table:formula="of:=[reversed.N41]" office:value-type="float" office:value="0.946284890174866" calcext:value-type="float">
            <text:p>0.946284890174866</text:p>
          </table:table-cell>
          <table:table-cell table:formula="of:=[reversed.P41]+[reversed.T41]" office:value-type="float" office:value="31762" calcext:value-type="float">
            <text:p>31762</text:p>
          </table:table-cell>
          <table:table-cell table:formula="of:=[reversed.Q41]+[reversed.U41]" office:value-type="float" office:value="19330" calcext:value-type="float">
            <text:p>19330</text:p>
          </table:table-cell>
        </table:table-row>
        <table:table-row table:style-name="ro1">
          <table:table-cell table:formula="of:=[reversed.B42]/1000" office:value-type="float" office:value="0.443" calcext:value-type="float">
            <text:p>0.443</text:p>
          </table:table-cell>
          <table:table-cell table:formula="of:=[reversed.M42]" office:value-type="float" office:value="0.945749998092651" calcext:value-type="float">
            <text:p>0.945749998092651</text:p>
          </table:table-cell>
          <table:table-cell table:formula="of:=[reversed.C42]/2000000000" office:value-type="float" office:value="0.517357568" calcext:value-type="float">
            <text:p>0.517357568</text:p>
          </table:table-cell>
          <table:table-cell table:formula="of:=[reversed.N42]" office:value-type="float" office:value="0.946534931659698" calcext:value-type="float">
            <text:p>0.946534931659698</text:p>
          </table:table-cell>
          <table:table-cell table:formula="of:=[reversed.P42]+[reversed.T42]" office:value-type="float" office:value="33421" calcext:value-type="float">
            <text:p>33421</text:p>
          </table:table-cell>
          <table:table-cell table:formula="of:=[reversed.Q42]+[reversed.U42]" office:value-type="float" office:value="21524" calcext:value-type="float">
            <text:p>21524</text:p>
          </table:table-cell>
        </table:table-row>
        <table:table-row table:style-name="ro1">
          <table:table-cell table:formula="of:=[reversed.B43]/1000" office:value-type="float" office:value="0.43" calcext:value-type="float">
            <text:p>0.43</text:p>
          </table:table-cell>
          <table:table-cell table:formula="of:=[reversed.M43]" office:value-type="float" office:value="0.945500016212463" calcext:value-type="float">
            <text:p>0.945500016212463</text:p>
          </table:table-cell>
          <table:table-cell table:formula="of:=[reversed.C43]/2000000000" office:value-type="float" office:value="0.516913152" calcext:value-type="float">
            <text:p>0.516913152</text:p>
          </table:table-cell>
          <table:table-cell table:formula="of:=[reversed.N43]" office:value-type="float" office:value="0.946769773960114" calcext:value-type="float">
            <text:p>0.946769773960114</text:p>
          </table:table-cell>
          <table:table-cell table:formula="of:=[reversed.P43]+[reversed.T43]" office:value-type="float" office:value="34919" calcext:value-type="float">
            <text:p>34919</text:p>
          </table:table-cell>
          <table:table-cell table:formula="of:=[reversed.Q43]+[reversed.U43]" office:value-type="float" office:value="23940" calcext:value-type="float">
            <text:p>23940</text:p>
          </table:table-cell>
        </table:table-row>
        <table:table-row table:style-name="ro1">
          <table:table-cell table:formula="of:=[reversed.B44]/1000" office:value-type="float" office:value="0.4" calcext:value-type="float">
            <text:p>0.4</text:p>
          </table:table-cell>
          <table:table-cell table:formula="of:=[reversed.M44]" office:value-type="float" office:value="0.947250008583069" calcext:value-type="float">
            <text:p>0.947250008583069</text:p>
          </table:table-cell>
          <table:table-cell table:formula="of:=[reversed.C44]/2000000000" office:value-type="float" office:value="0.517044224" calcext:value-type="float">
            <text:p>0.517044224</text:p>
          </table:table-cell>
          <table:table-cell table:formula="of:=[reversed.N44]" office:value-type="float" office:value="0.946970343589783" calcext:value-type="float">
            <text:p>0.946970343589783</text:p>
          </table:table-cell>
          <table:table-cell table:formula="of:=[reversed.P44]+[reversed.T44]" office:value-type="float" office:value="36345" calcext:value-type="float">
            <text:p>36345</text:p>
          </table:table-cell>
          <table:table-cell table:formula="of:=[reversed.Q44]+[reversed.U44]" office:value-type="float" office:value="26456" calcext:value-type="float">
            <text:p>26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2:11:06.982792780</dc:date>
    <meta:editing-duration>PT14M21S</meta:editing-duration>
    <meta:editing-cycles>2</meta:editing-cycles>
    <meta:generator>LibreOffice/5.3.1.2$Linux_X86_64 LibreOffice_project/30m0$Build-2</meta:generator>
    <meta:document-statistic meta:table-count="2" meta:cell-count="14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59cm" svg:height="9cm" xlink:href=".." xlink:type="simple" chart:class="chart:line" chart:style-name="ch1">
        <chart:legend chart:legend-position="end" svg:x="13.205cm" svg:y="3.56cm" style:legend-expansion="high" chart:style-name="ch2"/>
        <chart:plot-area chart:style-name="ch3" table:cell-range-address="Sheet2.A1:Sheet2.D44" chart:data-source-has-labels="row" svg:x="1.324cm" svg:y="0.18cm" svg:width="11.516cm" svg:height="7.711cm">
          <chartooo:coordinate-region svg:x="2.051cm" svg:y="0.354cm" svg:width="10.667cm" svg:height="6.782cm"/>
          <chart:axis chart:dimension="x" chart:name="primary-x" chart:style-name="ch4">
            <chart:title svg:x="6.456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2.A2:Sheet2.A44" chart:label-cell-address="Sheet2.A1:Sheet2.A1" chart:class="chart:line">
            <chart:data-point chart:repeated="43"/>
          </chart:series>
          <chart:series chart:style-name="ch9" chart:values-cell-range-address="Sheet2.B2:Sheet2.B44" chart:label-cell-address="Sheet2.B1:Sheet2.B1" chart:class="chart:line">
            <chart:data-point chart:repeated="43"/>
          </chart:series>
          <chart:series chart:style-name="ch10" chart:values-cell-range-address="Sheet2.C2:Sheet2.C44" chart:label-cell-address="Sheet2.C1:Sheet2.C1" chart:class="chart:line">
            <chart:data-point chart:repeated="43"/>
          </chart:series>
          <chart:series chart:style-name="ch11" chart:values-cell-range-address="Sheet2.D2:Sheet2.D44" chart:label-cell-address="Sheet2.D1:Sheet2.D1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2.A1:Sheet2.A1</svg:desc>
                </draw:g>
              </table:table-cell>
              <table:table-cell office:value-type="string">
                <text:p>cpu_node</text:p>
                <draw:g>
                  <svg:desc>Sheet2.B1:Sheet2.B1</svg:desc>
                </draw:g>
              </table:table-cell>
              <table:table-cell office:value-type="string">
                <text:p>memory_middletier</text:p>
                <draw:g>
                  <svg:desc>Sheet2.C1:Sheet2.C1</svg:desc>
                </draw:g>
              </table:table-cell>
              <table:table-cell office:value-type="string">
                <text:p>memory_nod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">
                <text:p>0.035</text:p>
                <draw:g>
                  <svg:desc>Sheet2.A2:Sheet2.A44</svg:desc>
                </draw:g>
              </table:table-cell>
              <table:table-cell office:value-type="float" office:value="0">
                <text:p>0</text:p>
                <draw:g>
                  <svg:desc>Sheet2.B2:Sheet2.B44</svg:desc>
                </draw:g>
              </table:table-cell>
              <table:table-cell office:value-type="float" office:value="0">
                <text:p>0</text:p>
                <draw:g>
                  <svg:desc>Sheet2.C2:Sheet2.C44</svg:desc>
                </draw:g>
              </table:table-cell>
              <table:table-cell office:value-type="float" office:value="0">
                <text:p>0</text:p>
                <draw:g>
                  <svg:desc>Sheet2.D2:Sheet2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310249472">
                <text:p>0.310249472</text:p>
              </table:table-cell>
              <table:table-cell office:value-type="float" office:value="0.918237447738647">
                <text:p>0.918237447738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">
                <text:p>0.013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302821376">
                <text:p>0.302821376</text:p>
              </table:table-cell>
              <table:table-cell office:value-type="float" office:value="0.916524469852448">
                <text:p>0.916524469852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">
                <text:p>0.023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29657088">
                <text:p>0.29657088</text:p>
              </table:table-cell>
              <table:table-cell office:value-type="float" office:value="0.915092408657074">
                <text:p>0.915092408657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">
                <text:p>0.027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286722048">
                <text:p>0.286722048</text:p>
              </table:table-cell>
              <table:table-cell office:value-type="float" office:value="0.912702322006226">
                <text:p>0.912702322006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">
                <text:p>0.027</text:p>
              </table:table-cell>
              <table:table-cell office:value-type="float" office:value="0.987249970436096">
                <text:p>0.987249970436096</text:p>
              </table:table-cell>
              <table:table-cell office:value-type="float" office:value="0.271130624">
                <text:p>0.271130624</text:p>
              </table:table-cell>
              <table:table-cell office:value-type="float" office:value="0.909093916416168">
                <text:p>0.909093916416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987249970436096">
                <text:p>0.987249970436096</text:p>
              </table:table-cell>
              <table:table-cell office:value-type="float" office:value="0.258691072">
                <text:p>0.258691072</text:p>
              </table:table-cell>
              <table:table-cell office:value-type="float" office:value="0.906216025352478">
                <text:p>0.906216025352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">
                <text:p>0.038</text:p>
              </table:table-cell>
              <table:table-cell office:value-type="float" office:value="0.987249970436096">
                <text:p>0.987249970436096</text:p>
              </table:table-cell>
              <table:table-cell office:value-type="float" office:value="0.250902528">
                <text:p>0.250902528</text:p>
              </table:table-cell>
              <table:table-cell office:value-type="float" office:value="0.90451192855835">
                <text:p>0.90451192855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">
                <text:p>0.051</text:p>
              </table:table-cell>
              <table:table-cell office:value-type="float" office:value="0.985750019550324">
                <text:p>0.985750019550324</text:p>
              </table:table-cell>
              <table:table-cell office:value-type="float" office:value="0.238053376">
                <text:p>0.238053376</text:p>
              </table:table-cell>
              <table:table-cell office:value-type="float" office:value="0.900259137153626">
                <text:p>0.900259137153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2">
                <text:p>0.042</text:p>
              </table:table-cell>
              <table:table-cell office:value-type="float" office:value="0.985499978065491">
                <text:p>0.985499978065491</text:p>
              </table:table-cell>
              <table:table-cell office:value-type="float" office:value="0.220045312">
                <text:p>0.220045312</text:p>
              </table:table-cell>
              <table:table-cell office:value-type="float" office:value="0.897232055664063">
                <text:p>0.89723205566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2">
                <text:p>0.072</text:p>
              </table:table-cell>
              <table:table-cell office:value-type="float" office:value="0.985750019550324">
                <text:p>0.985750019550324</text:p>
              </table:table-cell>
              <table:table-cell office:value-type="float" office:value="0.209723392">
                <text:p>0.209723392</text:p>
              </table:table-cell>
              <table:table-cell office:value-type="float" office:value="0.894866406917572">
                <text:p>0.894866406917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">
                <text:p>0.083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202612736">
                <text:p>0.202612736</text:p>
              </table:table-cell>
              <table:table-cell office:value-type="float" office:value="0.893649578094482">
                <text:p>0.893649578094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">
                <text:p>0.092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208136192">
                <text:p>0.208136192</text:p>
              </table:table-cell>
              <table:table-cell office:value-type="float" office:value="0.895292103290558">
                <text:p>0.895292103290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1">
                <text:p>0.191</text:p>
              </table:table-cell>
              <table:table-cell office:value-type="float" office:value="0.981750011444092">
                <text:p>0.981750011444092</text:p>
              </table:table-cell>
              <table:table-cell office:value-type="float" office:value="0.217737216">
                <text:p>0.217737216</text:p>
              </table:table-cell>
              <table:table-cell office:value-type="float" office:value="0.900850176811218">
                <text:p>0.900850176811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9">
                <text:p>0.199</text:p>
              </table:table-cell>
              <table:table-cell office:value-type="float" office:value="0.976000010967254">
                <text:p>0.976000010967254</text:p>
              </table:table-cell>
              <table:table-cell office:value-type="float" office:value="0.23600128">
                <text:p>0.23600128</text:p>
              </table:table-cell>
              <table:table-cell office:value-type="float" office:value="0.904350936412811">
                <text:p>0.904350936412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3">
                <text:p>0.193</text:p>
              </table:table-cell>
              <table:table-cell office:value-type="float" office:value="0.975000023841858">
                <text:p>0.975000023841858</text:p>
              </table:table-cell>
              <table:table-cell office:value-type="float" office:value="0.254052352">
                <text:p>0.254052352</text:p>
              </table:table-cell>
              <table:table-cell office:value-type="float" office:value="0.908653080463409">
                <text:p>0.908653080463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3">
                <text:p>0.293</text:p>
              </table:table-cell>
              <table:table-cell office:value-type="float" office:value="0.973999977111816">
                <text:p>0.973999977111816</text:p>
              </table:table-cell>
              <table:table-cell office:value-type="float" office:value="0.270487552">
                <text:p>0.270487552</text:p>
              </table:table-cell>
              <table:table-cell office:value-type="float" office:value="0.913446009159088">
                <text:p>0.913446009159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6">
                <text:p>0.356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305764352">
                <text:p>0.305764352</text:p>
              </table:table-cell>
              <table:table-cell office:value-type="float" office:value="0.922191202640533">
                <text:p>0.922191202640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4">
                <text:p>0.334</text:p>
              </table:table-cell>
              <table:table-cell office:value-type="float" office:value="0.961499989032745">
                <text:p>0.961499989032745</text:p>
              </table:table-cell>
              <table:table-cell office:value-type="float" office:value="0.348485632">
                <text:p>0.348485632</text:p>
              </table:table-cell>
              <table:table-cell office:value-type="float" office:value="0.932424306869507">
                <text:p>0.932424306869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2">
                <text:p>0.372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39042048">
                <text:p>0.39042048</text:p>
              </table:table-cell>
              <table:table-cell office:value-type="float" office:value="0.942865371704102">
                <text:p>0.942865371704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2">
                <text:p>0.392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420358144">
                <text:p>0.420358144</text:p>
              </table:table-cell>
              <table:table-cell office:value-type="float" office:value="0.945361137390137">
                <text:p>0.945361137390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4">
                <text:p>0.414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483438592">
                <text:p>0.483438592</text:p>
              </table:table-cell>
              <table:table-cell office:value-type="float" office:value="0.947858870029449">
                <text:p>0.947858870029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5">
                <text:p>0.425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514684928">
                <text:p>0.514684928</text:p>
              </table:table-cell>
              <table:table-cell office:value-type="float" office:value="0.944857716560364">
                <text:p>0.9448577165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6">
                <text:p>0.436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515391488">
                <text:p>0.515391488</text:p>
              </table:table-cell>
              <table:table-cell office:value-type="float" office:value="0.945411562919617">
                <text:p>0.945411562919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9">
                <text:p>0.439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516061184">
                <text:p>0.516061184</text:p>
              </table:table-cell>
              <table:table-cell office:value-type="float" office:value="0.947541832923889">
                <text:p>0.947541832923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6">
                <text:p>0.436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516366336">
                <text:p>0.516366336</text:p>
              </table:table-cell>
              <table:table-cell office:value-type="float" office:value="0.945998668670654">
                <text:p>0.945998668670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6">
                <text:p>0.436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516163584">
                <text:p>0.516163584</text:p>
              </table:table-cell>
              <table:table-cell office:value-type="float" office:value="0.946300029754639">
                <text:p>0.946300029754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2">
                <text:p>0.442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51695616">
                <text:p>0.51695616</text:p>
              </table:table-cell>
              <table:table-cell office:value-type="float" office:value="0.946566224098206">
                <text:p>0.946566224098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8">
                <text:p>0.438</text:p>
              </table:table-cell>
              <table:table-cell office:value-type="float" office:value="0.945249974727631">
                <text:p>0.945249974727631</text:p>
              </table:table-cell>
              <table:table-cell office:value-type="float" office:value="0.516866048">
                <text:p>0.516866048</text:p>
              </table:table-cell>
              <table:table-cell office:value-type="float" office:value="0.94825667142868">
                <text:p>0.94825667142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3">
                <text:p>0.443</text:p>
              </table:table-cell>
              <table:table-cell office:value-type="float" office:value="0.945249974727631">
                <text:p>0.945249974727631</text:p>
              </table:table-cell>
              <table:table-cell office:value-type="float" office:value="0.516612096">
                <text:p>0.516612096</text:p>
              </table:table-cell>
              <table:table-cell office:value-type="float" office:value="0.947064280509949">
                <text:p>0.947064280509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6">
                <text:p>0.436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0.5169664">
                <text:p>0.5169664</text:p>
              </table:table-cell>
              <table:table-cell office:value-type="float" office:value="0.947280585765839">
                <text:p>0.947280585765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9">
                <text:p>0.439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515346432">
                <text:p>0.515346432</text:p>
              </table:table-cell>
              <table:table-cell office:value-type="float" office:value="0.944070935249329">
                <text:p>0.944070935249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">
                <text:p>0.44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515780608">
                <text:p>0.515780608</text:p>
              </table:table-cell>
              <table:table-cell office:value-type="float" office:value="0.946184575557709">
                <text:p>0.946184575557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8">
                <text:p>0.438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515827712">
                <text:p>0.515827712</text:p>
              </table:table-cell>
              <table:table-cell office:value-type="float" office:value="0.94466245174408">
                <text:p>0.94466245174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">
                <text:p>0.43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51582976">
                <text:p>0.51582976</text:p>
              </table:table-cell>
              <table:table-cell office:value-type="float" office:value="0.944883644580841">
                <text:p>0.9448836445808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4">
                <text:p>0.444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515823616">
                <text:p>0.515823616</text:p>
              </table:table-cell>
              <table:table-cell office:value-type="float" office:value="0.945132672786713">
                <text:p>0.945132672786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5">
                <text:p>0.435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516098048">
                <text:p>0.516098048</text:p>
              </table:table-cell>
              <table:table-cell office:value-type="float" office:value="0.945374369621277">
                <text:p>0.945374369621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7">
                <text:p>0.417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516698112">
                <text:p>0.516698112</text:p>
              </table:table-cell>
              <table:table-cell office:value-type="float" office:value="0.945706069469452">
                <text:p>0.945706069469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">
                <text:p>0.44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516663296">
                <text:p>0.516663296</text:p>
              </table:table-cell>
              <table:table-cell office:value-type="float" office:value="0.945985436439514">
                <text:p>0.9459854364395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1">
                <text:p>0.44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517320704">
                <text:p>0.517320704</text:p>
              </table:table-cell>
              <table:table-cell office:value-type="float" office:value="0.946284890174866">
                <text:p>0.946284890174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3">
                <text:p>0.443</text:p>
              </table:table-cell>
              <table:table-cell office:value-type="float" office:value="0.945749998092651">
                <text:p>0.945749998092651</text:p>
              </table:table-cell>
              <table:table-cell office:value-type="float" office:value="0.517357568">
                <text:p>0.517357568</text:p>
              </table:table-cell>
              <table:table-cell office:value-type="float" office:value="0.946534931659698">
                <text:p>0.946534931659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">
                <text:p>0.43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0.516913152">
                <text:p>0.516913152</text:p>
              </table:table-cell>
              <table:table-cell office:value-type="float" office:value="0.946769773960114">
                <text:p>0.946769773960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517044224">
                <text:p>0.517044224</text:p>
              </table:table-cell>
              <table:table-cell office:value-type="float" office:value="0.946970343589783">
                <text:p>0.946970343589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" chart:style-name="ch1">
        <chart:legend chart:legend-position="end" svg:x="13.578cm" svg:y="4.005cm" style:legend-expansion="high" chart:style-name="ch2"/>
        <chart:plot-area chart:style-name="ch3" table:cell-range-address="Sheet2.E1:Sheet2.F44" chart:data-source-has-labels="row" svg:x="1.279cm" svg:y="0.18cm" svg:width="11.979cm" svg:height="7.711cm">
          <chartooo:coordinate-region svg:x="2.456cm" svg:y="0.353cm" svg:width="10.68cm" svg:height="6.783cm"/>
          <chart:axis chart:dimension="x" chart:name="primary-x" chart:style-name="ch4">
            <chart:title svg:x="6.642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series chart:style-name="ch8" chart:values-cell-range-address="Sheet2.F2:Sheet2.F44" chart:label-cell-address="Sheet2.F1:Sheet2.F1" chart:class="chart:area">
            <chart:data-point chart:repeated="43"/>
          </chart:series>
          <chart:series chart:style-name="ch9" chart:values-cell-range-address="Sheet2.E2:Sheet2.E44" chart:label-cell-address="Sheet2.E1:Sheet2.E1" chart:class="chart:area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Sheet2.F1:Sheet2.F1</svg:desc>
                </draw:g>
              </table:table-cell>
              <table:table-cell office:value-type="string">
                <text:p>successes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2:Sheet2.F44</svg:desc>
                </draw:g>
              </table:table-cell>
              <table:table-cell office:value-type="float" office:value="0">
                <text:p>0</text:p>
                <draw:g>
                  <svg:desc>Sheet2.E2:Sheet2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">
                <text:p>182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2">
                <text:p>342</text:p>
              </table:table-cell>
              <table:table-cell office:value-type="float" office:value="8716">
                <text:p>8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7">
                <text:p>507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0">
                <text:p>750</text:p>
              </table:table-cell>
              <table:table-cell office:value-type="float" office:value="11361">
                <text:p>11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4">
                <text:p>1084</text:p>
              </table:table-cell>
              <table:table-cell office:value-type="float" office:value="12792">
                <text:p>12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1">
                <text:p>1271</text:p>
              </table:table-cell>
              <table:table-cell office:value-type="float" office:value="13541">
                <text:p>13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64">
                <text:p>1764</text:p>
              </table:table-cell>
              <table:table-cell office:value-type="float" office:value="14942">
                <text:p>14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5">
                <text:p>2345</text:p>
              </table:table-cell>
              <table:table-cell office:value-type="float" office:value="16377">
                <text:p>16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1">
                <text:p>3111</text:p>
              </table:table-cell>
              <table:table-cell office:value-type="float" office:value="17879">
                <text:p>178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48">
                <text:p>3948</text:p>
              </table:table-cell>
              <table:table-cell office:value-type="float" office:value="19308">
                <text:p>19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77">
                <text:p>4977</text:p>
              </table:table-cell>
              <table:table-cell office:value-type="float" office:value="20696">
                <text:p>20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60">
                <text:p>6160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16">
                <text:p>7416</text:p>
              </table:table-cell>
              <table:table-cell office:value-type="float" office:value="23582">
                <text:p>23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14">
                <text:p>8914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21">
                <text:p>10621</text:p>
              </table:table-cell>
              <table:table-cell office:value-type="float" office:value="26317">
                <text:p>26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89">
                <text:p>12489</text:p>
              </table:table-cell>
              <table:table-cell office:value-type="float" office:value="27515">
                <text:p>27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92">
                <text:p>14692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07">
                <text:p>17107</text:p>
              </table:table-cell>
              <table:table-cell office:value-type="float" office:value="30097">
                <text:p>300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30">
                <text:p>19330</text:p>
              </table:table-cell>
              <table:table-cell office:value-type="float" office:value="31762">
                <text:p>31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24">
                <text:p>21524</text:p>
              </table:table-cell>
              <table:table-cell office:value-type="float" office:value="33421">
                <text:p>33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940">
                <text:p>23940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456">
                <text:p>26456</text:p>
              </table:table-cell>
              <table:table-cell office:value-type="float" office:value="36345">
                <text:p>36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